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style:font-face style:name="Tahoma" svg:font-family="Tahoma" style:font-family-generic="swiss"/>
    <style:font-face style:name="Thorndale AMT1" svg:font-family="'Thorndale AMT'" style:font-family-generic="roman" style:font-pitch="variable"/>
    <style:font-face style:name="Thorndale AMT" svg:font-family="'Thorndale AMT'" style:font-adornments="Tučné"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Arial" style:font-family-generic="swiss" style:font-pitch="variable"/>
    <style:font-face style:name="Arial1" svg:font-family="Arial" style:font-family-generic="swiss" style:font-pitch="variable"/>
    <style:font-face style:name="Tahoma3" svg:font-family="Tahoma" style:font-family-generic="swiss" style:font-pitch="variable"/>
    <style:font-face style:name="Arial" svg:font-family="Arial" style:font-family-generic="system" style:font-pitch="variable"/>
    <style:font-face style:name="Tahoma1" svg:font-family="Tahoma" style:font-family-generic="system" style:font-pitch="variable"/>
  </office:font-face-decls>
  <office:automatic-styles>
    <style:style style:name="Tabulka1" style:family="table">
      <style:table-properties style:width="8.999cm" table:align="center" style:writing-mode="lr-tb"/>
    </style:style>
    <style:style style:name="Tabulka1.A" style:family="table-column">
      <style:table-column-properties style:column-width="2.999cm"/>
    </style:style>
    <style:style style:name="Tabulka1.C" style:family="table-column">
      <style:table-column-properties style:column-width="3.002cm"/>
    </style:style>
    <style:style style:name="Tabulka1.1" style:family="table-row">
      <style:table-row-properties style:min-row-height="0.12cm" style:keep-together="true"/>
    </style:style>
    <style:style style:name="Tabulka1.A1" style:family="table-cell">
      <style:table-cell-properties fo:padding-left="0.053cm" fo:padding-right="0.053cm" fo:padding-top="0cm" fo:padding-bottom="0cm" fo:border-left="0.002cm solid #000000" fo:border-right="none" fo:border-top="0.002cm solid #000000" fo:border-bottom="0.002cm solid #000000"/>
    </style:style>
    <style:style style:name="Tabulka1.C1" style:family="table-cell">
      <style:table-cell-properties fo:padding-left="0.053cm" fo:padding-right="0.053cm" fo:padding-top="0cm" fo:padding-bottom="0cm" fo:border="0.002cm solid #000000"/>
    </style:style>
    <style:style style:name="Tabulka1.A2" style:family="table-cell">
      <style:table-cell-properties fo:padding-left="0.053cm" fo:padding-right="0.053cm" fo:padding-top="0cm" fo:padding-bottom="0cm" fo:border-left="0.002cm solid #000000" fo:border-right="none" fo:border-top="none" fo:border-bottom="0.002cm solid #000000"/>
    </style:style>
    <style:style style:name="Tabulka1.C2" style:family="table-cell">
      <style:table-cell-properties fo:padding-left="0.053cm" fo:padding-right="0.053cm" fo:padding-top="0cm" fo:padding-bottom="0cm" fo:border-left="0.002cm solid #000000" fo:border-right="0.002cm solid #000000" fo:border-top="none" fo:border-bottom="0.002cm solid #000000"/>
    </style:style>
    <style:style style:name="Tabulka2" style:family="table">
      <style:table-properties style:width="8.999cm" table:align="center" style:writing-mode="lr-tb"/>
    </style:style>
    <style:style style:name="Tabulka2.A" style:family="table-column">
      <style:table-column-properties style:column-width="2.999cm"/>
    </style:style>
    <style:style style:name="Tabulka2.C" style:family="table-column">
      <style:table-column-properties style:column-width="3.002cm"/>
    </style:style>
    <style:style style:name="Tabulka2.1" style:family="table-row">
      <style:table-row-properties style:min-row-height="0.12cm" style:keep-together="true"/>
    </style:style>
    <style:style style:name="Tabulka2.A1" style:family="table-cell">
      <style:table-cell-properties fo:padding-left="0.053cm" fo:padding-right="0.053cm" fo:padding-top="0cm" fo:padding-bottom="0cm" fo:border-left="0.002cm solid #000000" fo:border-right="none" fo:border-top="0.002cm solid #000000" fo:border-bottom="0.002cm solid #000000"/>
    </style:style>
    <style:style style:name="Tabulka2.C1" style:family="table-cell">
      <style:table-cell-properties fo:padding-left="0.053cm" fo:padding-right="0.053cm" fo:padding-top="0cm" fo:padding-bottom="0cm" fo:border="0.002cm solid #000000"/>
    </style:style>
    <style:style style:name="Tabulka2.A2" style:family="table-cell">
      <style:table-cell-properties fo:padding-left="0.053cm" fo:padding-right="0.053cm" fo:padding-top="0cm" fo:padding-bottom="0cm" fo:border-left="0.002cm solid #000000" fo:border-right="none" fo:border-top="none" fo:border-bottom="0.002cm solid #000000"/>
    </style:style>
    <style:style style:name="Tabulka2.C2" style:family="table-cell">
      <style:table-cell-properties fo:padding-left="0.053cm" fo:padding-right="0.053cm" fo:padding-top="0cm" fo:padding-bottom="0cm" fo:border-left="0.002cm solid #000000" fo:border-right="0.002cm solid #000000" fo:border-top="none" fo:border-bottom="0.002cm solid #000000"/>
    </style:style>
    <style:style style:name="Tabulka3" style:family="table">
      <style:table-properties style:width="16.999cm" table:align="margins" style:writing-mode="lr-tb"/>
    </style:style>
    <style:style style:name="Tabulka3.A" style:family="table-column">
      <style:table-column-properties style:column-width="3.168cm" style:rel-column-width="12215*"/>
    </style:style>
    <style:style style:name="Tabulka3.B" style:family="table-column">
      <style:table-column-properties style:column-width="2.339cm" style:rel-column-width="9016*"/>
    </style:style>
    <style:style style:name="Tabulka3.C" style:family="table-column">
      <style:table-column-properties style:column-width="7.01cm" style:rel-column-width="27022*"/>
    </style:style>
    <style:style style:name="Tabulka3.D" style:family="table-column">
      <style:table-column-properties style:column-width="4.482cm" style:rel-column-width="17282*"/>
    </style:style>
    <style:style style:name="Tabulka3.1" style:family="table-row">
      <style:table-row-properties style:keep-together="true"/>
    </style:style>
    <style:style style:name="Tabulka3.A1" style:family="table-cell">
      <style:table-cell-properties style:vertical-align="middle" fo:padding-left="0.018cm" fo:padding-right="0.018cm" fo:padding-top="0cm" fo:padding-bottom="0cm" fo:border-left="0.002cm solid #000000" fo:border-right="none" fo:border-top="0.002cm solid #000000" fo:border-bottom="0.002cm solid #000000"/>
    </style:style>
    <style:style style:name="Tabulka3.D1" style:family="table-cell">
      <style:table-cell-properties style:vertical-align="middle" fo:padding-left="0.018cm" fo:padding-right="0.018cm" fo:padding-top="0cm" fo:padding-bottom="0cm" fo:border="0.002cm solid #000000"/>
    </style:style>
    <style:style style:name="Tabulka3.A2" style:family="table-cell">
      <style:table-cell-properties fo:padding-left="0.018cm" fo:padding-right="0.018cm" fo:padding-top="0cm" fo:padding-bottom="0cm" fo:border-left="0.002cm solid #000000" fo:border-right="none" fo:border-top="none" fo:border-bottom="0.002cm solid #000000"/>
    </style:style>
    <style:style style:name="Tabulka3.D2" style:family="table-cell">
      <style:table-cell-properties fo:padding-left="0.018cm" fo:padding-right="0.018cm" fo:padding-top="0cm" fo:padding-bottom="0cm" fo:border-left="0.002cm solid #000000" fo:border-right="0.002cm solid #000000" fo:border-top="none" fo:border-bottom="0.002cm solid #000000"/>
    </style:style>
    <style:style style:name="Tabulka4" style:family="table">
      <style:table-properties style:width="8.999cm" table:align="center" style:writing-mode="lr-tb"/>
    </style:style>
    <style:style style:name="Tabulka4.A" style:family="table-column">
      <style:table-column-properties style:column-width="2.999cm"/>
    </style:style>
    <style:style style:name="Tabulka4.C" style:family="table-column">
      <style:table-column-properties style:column-width="3.002cm"/>
    </style:style>
    <style:style style:name="Tabulka4.1" style:family="table-row">
      <style:table-row-properties style:min-row-height="0.12cm" style:keep-together="true"/>
    </style:style>
    <style:style style:name="Tabulka4.A1" style:family="table-cell">
      <style:table-cell-properties fo:padding-left="0.053cm" fo:padding-right="0.053cm" fo:padding-top="0cm" fo:padding-bottom="0cm" fo:border-left="0.002cm solid #000000" fo:border-right="none" fo:border-top="0.002cm solid #000000" fo:border-bottom="0.002cm solid #000000"/>
    </style:style>
    <style:style style:name="Tabulka4.C1" style:family="table-cell">
      <style:table-cell-properties fo:padding-left="0.053cm" fo:padding-right="0.053cm" fo:padding-top="0cm" fo:padding-bottom="0cm" fo:border="0.002cm solid #000000"/>
    </style:style>
    <style:style style:name="Tabulka4.A2" style:family="table-cell">
      <style:table-cell-properties fo:padding-left="0.053cm" fo:padding-right="0.053cm" fo:padding-top="0cm" fo:padding-bottom="0cm" fo:border-left="0.002cm solid #000000" fo:border-right="none" fo:border-top="none" fo:border-bottom="0.002cm solid #000000"/>
    </style:style>
    <style:style style:name="Tabulka4.C2" style:family="table-cell">
      <style:table-cell-properties fo:padding-left="0.053cm" fo:padding-right="0.053cm" fo:padding-top="0cm" fo:padding-bottom="0cm" fo:border-left="0.002cm solid #000000" fo:border-right="0.002cm solid #000000" fo:border-top="none" fo:border-bottom="0.002cm solid #000000"/>
    </style:style>
    <style:style style:name="Tabulka5" style:family="table">
      <style:table-properties style:width="8.999cm" table:align="center" style:writing-mode="lr-tb"/>
    </style:style>
    <style:style style:name="Tabulka5.A" style:family="table-column">
      <style:table-column-properties style:column-width="2.999cm"/>
    </style:style>
    <style:style style:name="Tabulka5.C" style:family="table-column">
      <style:table-column-properties style:column-width="3.002cm"/>
    </style:style>
    <style:style style:name="Tabulka5.1" style:family="table-row">
      <style:table-row-properties style:min-row-height="0.12cm" style:keep-together="true"/>
    </style:style>
    <style:style style:name="Tabulka5.A1" style:family="table-cell">
      <style:table-cell-properties fo:padding-left="0.053cm" fo:padding-right="0.053cm" fo:padding-top="0cm" fo:padding-bottom="0cm" fo:border-left="0.002cm solid #000000" fo:border-right="none" fo:border-top="0.002cm solid #000000" fo:border-bottom="0.002cm solid #000000"/>
    </style:style>
    <style:style style:name="Tabulka5.C1" style:family="table-cell">
      <style:table-cell-properties fo:padding-left="0.053cm" fo:padding-right="0.053cm" fo:padding-top="0cm" fo:padding-bottom="0cm" fo:border="0.002cm solid #000000"/>
    </style:style>
    <style:style style:name="Tabulka5.A2" style:family="table-cell">
      <style:table-cell-properties fo:padding-left="0.053cm" fo:padding-right="0.053cm" fo:padding-top="0cm" fo:padding-bottom="0cm" fo:border-left="0.002cm solid #000000" fo:border-right="none" fo:border-top="none" fo:border-bottom="0.002cm solid #000000"/>
    </style:style>
    <style:style style:name="Tabulka5.C2" style:family="table-cell">
      <style:table-cell-properties fo:padding-left="0.053cm" fo:padding-right="0.053cm" fo:padding-top="0cm" fo:padding-bottom="0cm" fo:border-left="0.002cm solid #000000" fo:border-right="0.002cm solid #000000" fo:border-top="none" fo:border-bottom="0.002cm solid #000000"/>
    </style:style>
    <style:style style:name="Tabulka6" style:family="table">
      <style:table-properties style:width="8.999cm" table:align="center" style:writing-mode="lr-tb"/>
    </style:style>
    <style:style style:name="Tabulka6.A" style:family="table-column">
      <style:table-column-properties style:column-width="2.999cm"/>
    </style:style>
    <style:style style:name="Tabulka6.C" style:family="table-column">
      <style:table-column-properties style:column-width="3.002cm"/>
    </style:style>
    <style:style style:name="Tabulka6.1" style:family="table-row">
      <style:table-row-properties style:min-row-height="0.12cm" style:keep-together="true"/>
    </style:style>
    <style:style style:name="Tabulka6.A1" style:family="table-cell">
      <style:table-cell-properties fo:padding-left="0.053cm" fo:padding-right="0.053cm" fo:padding-top="0cm" fo:padding-bottom="0cm" fo:border-left="0.002cm solid #000000" fo:border-right="none" fo:border-top="0.002cm solid #000000" fo:border-bottom="0.002cm solid #000000"/>
    </style:style>
    <style:style style:name="Tabulka6.C1" style:family="table-cell">
      <style:table-cell-properties fo:padding-left="0.053cm" fo:padding-right="0.053cm" fo:padding-top="0cm" fo:padding-bottom="0cm" fo:border="0.002cm solid #000000"/>
    </style:style>
    <style:style style:name="Tabulka6.A2" style:family="table-cell">
      <style:table-cell-properties fo:padding-left="0.053cm" fo:padding-right="0.053cm" fo:padding-top="0cm" fo:padding-bottom="0cm" fo:border-left="0.002cm solid #000000" fo:border-right="none" fo:border-top="none" fo:border-bottom="0.002cm solid #000000"/>
    </style:style>
    <style:style style:name="Tabulka6.C2" style:family="table-cell">
      <style:table-cell-properties fo:padding-left="0.053cm" fo:padding-right="0.053cm" fo:padding-top="0cm" fo:padding-bottom="0cm" fo:border-left="0.002cm solid #000000" fo:border-right="0.002cm solid #000000" fo:border-top="none" fo:border-bottom="0.002cm solid #000000"/>
    </style:style>
    <style:style style:name="Tabulka7" style:family="table">
      <style:table-properties style:width="8.999cm" table:align="center" style:writing-mode="lr-tb"/>
    </style:style>
    <style:style style:name="Tabulka7.A" style:family="table-column">
      <style:table-column-properties style:column-width="2.999cm"/>
    </style:style>
    <style:style style:name="Tabulka7.C" style:family="table-column">
      <style:table-column-properties style:column-width="3.002cm"/>
    </style:style>
    <style:style style:name="Tabulka7.1" style:family="table-row">
      <style:table-row-properties style:min-row-height="0.12cm" style:keep-together="true"/>
    </style:style>
    <style:style style:name="Tabulka7.A1" style:family="table-cell">
      <style:table-cell-properties fo:padding-left="0.053cm" fo:padding-right="0.053cm" fo:padding-top="0cm" fo:padding-bottom="0cm" fo:border-left="0.002cm solid #000000" fo:border-right="none" fo:border-top="0.002cm solid #000000" fo:border-bottom="0.002cm solid #000000"/>
    </style:style>
    <style:style style:name="Tabulka7.C1" style:family="table-cell">
      <style:table-cell-properties fo:padding-left="0.053cm" fo:padding-right="0.053cm" fo:padding-top="0cm" fo:padding-bottom="0cm" fo:border="0.002cm solid #000000"/>
    </style:style>
    <style:style style:name="Tabulka7.A2" style:family="table-cell">
      <style:table-cell-properties fo:padding-left="0.053cm" fo:padding-right="0.053cm" fo:padding-top="0cm" fo:padding-bottom="0cm" fo:border-left="0.002cm solid #000000" fo:border-right="none" fo:border-top="none" fo:border-bottom="0.002cm solid #000000"/>
    </style:style>
    <style:style style:name="Tabulka7.C2" style:family="table-cell">
      <style:table-cell-properties fo:padding-left="0.053cm" fo:padding-right="0.053cm" fo:padding-top="0cm" fo:padding-bottom="0cm" fo:border-left="0.002cm solid #000000" fo:border-right="0.002cm solid #000000" fo:border-top="none" fo:border-bottom="0.002cm solid #000000"/>
    </style:style>
    <style:style style:name="Tabulka8" style:family="table">
      <style:table-properties style:width="8.999cm" table:align="center" style:writing-mode="lr-tb"/>
    </style:style>
    <style:style style:name="Tabulka8.A" style:family="table-column">
      <style:table-column-properties style:column-width="2.999cm"/>
    </style:style>
    <style:style style:name="Tabulka8.C" style:family="table-column">
      <style:table-column-properties style:column-width="3.002cm"/>
    </style:style>
    <style:style style:name="Tabulka8.1" style:family="table-row">
      <style:table-row-properties style:min-row-height="0.12cm" style:keep-together="true"/>
    </style:style>
    <style:style style:name="Tabulka8.A1" style:family="table-cell">
      <style:table-cell-properties fo:padding-left="0.053cm" fo:padding-right="0.053cm" fo:padding-top="0cm" fo:padding-bottom="0cm" fo:border-left="0.002cm solid #000000" fo:border-right="none" fo:border-top="0.002cm solid #000000" fo:border-bottom="0.002cm solid #000000"/>
    </style:style>
    <style:style style:name="Tabulka8.C1" style:family="table-cell">
      <style:table-cell-properties fo:padding-left="0.053cm" fo:padding-right="0.053cm" fo:padding-top="0cm" fo:padding-bottom="0cm" fo:border="0.002cm solid #000000"/>
    </style:style>
    <style:style style:name="Tabulka8.A2" style:family="table-cell">
      <style:table-cell-properties fo:padding-left="0.053cm" fo:padding-right="0.053cm" fo:padding-top="0cm" fo:padding-bottom="0cm" fo:border-left="0.002cm solid #000000" fo:border-right="none" fo:border-top="none" fo:border-bottom="0.002cm solid #000000"/>
    </style:style>
    <style:style style:name="Tabulka8.C2" style:family="table-cell">
      <style:table-cell-properties fo:padding-left="0.053cm" fo:padding-right="0.053cm" fo:padding-top="0cm" fo:padding-bottom="0cm" fo:border-left="0.002cm solid #000000" fo:border-right="0.002cm solid #000000" fo:border-top="none" fo:border-bottom="0.002cm solid #000000"/>
    </style:style>
    <style:style style:name="Tabulka9" style:family="table">
      <style:table-properties style:width="8.999cm" table:align="center" style:writing-mode="lr-tb"/>
    </style:style>
    <style:style style:name="Tabulka9.A" style:family="table-column">
      <style:table-column-properties style:column-width="2.999cm"/>
    </style:style>
    <style:style style:name="Tabulka9.C" style:family="table-column">
      <style:table-column-properties style:column-width="3.002cm"/>
    </style:style>
    <style:style style:name="Tabulka9.1" style:family="table-row">
      <style:table-row-properties style:min-row-height="0.12cm" style:keep-together="true"/>
    </style:style>
    <style:style style:name="Tabulka9.A1" style:family="table-cell">
      <style:table-cell-properties fo:padding-left="0.053cm" fo:padding-right="0.053cm" fo:padding-top="0cm" fo:padding-bottom="0cm" fo:border-left="0.002cm solid #000000" fo:border-right="none" fo:border-top="0.002cm solid #000000" fo:border-bottom="0.002cm solid #000000"/>
    </style:style>
    <style:style style:name="Tabulka9.C1" style:family="table-cell">
      <style:table-cell-properties fo:padding-left="0.053cm" fo:padding-right="0.053cm" fo:padding-top="0cm" fo:padding-bottom="0cm" fo:border="0.002cm solid #000000"/>
    </style:style>
    <style:style style:name="Tabulka9.A2" style:family="table-cell">
      <style:table-cell-properties fo:padding-left="0.053cm" fo:padding-right="0.053cm" fo:padding-top="0cm" fo:padding-bottom="0cm" fo:border-left="0.002cm solid #000000" fo:border-right="none" fo:border-top="none" fo:border-bottom="0.002cm solid #000000"/>
    </style:style>
    <style:style style:name="Tabulka9.C2" style:family="table-cell">
      <style:table-cell-properties fo:padding-left="0.053cm" fo:padding-right="0.053cm" fo:padding-top="0cm" fo:padding-bottom="0cm" fo:border-left="0.002cm solid #000000" fo:border-right="0.002cm solid #000000" fo:border-top="none" fo:border-bottom="0.002cm solid #000000"/>
    </style:style>
    <style:style style:name="Tabulka10" style:family="table">
      <style:table-properties style:width="8.999cm" table:align="center" style:writing-mode="lr-tb"/>
    </style:style>
    <style:style style:name="Tabulka10.A" style:family="table-column">
      <style:table-column-properties style:column-width="2.999cm"/>
    </style:style>
    <style:style style:name="Tabulka10.C" style:family="table-column">
      <style:table-column-properties style:column-width="3.002cm"/>
    </style:style>
    <style:style style:name="Tabulka10.1" style:family="table-row">
      <style:table-row-properties style:min-row-height="0.12cm" style:keep-together="true"/>
    </style:style>
    <style:style style:name="Tabulka10.A1" style:family="table-cell">
      <style:table-cell-properties fo:padding-left="0.053cm" fo:padding-right="0.053cm" fo:padding-top="0cm" fo:padding-bottom="0cm" fo:border-left="0.002cm solid #000000" fo:border-right="none" fo:border-top="0.002cm solid #000000" fo:border-bottom="0.002cm solid #000000"/>
    </style:style>
    <style:style style:name="Tabulka10.C1" style:family="table-cell">
      <style:table-cell-properties fo:padding-left="0.053cm" fo:padding-right="0.053cm" fo:padding-top="0cm" fo:padding-bottom="0cm" fo:border="0.002cm solid #000000"/>
    </style:style>
    <style:style style:name="Tabulka10.A2" style:family="table-cell">
      <style:table-cell-properties fo:padding-left="0.053cm" fo:padding-right="0.053cm" fo:padding-top="0cm" fo:padding-bottom="0cm" fo:border-left="0.002cm solid #000000" fo:border-right="none" fo:border-top="none" fo:border-bottom="0.002cm solid #000000"/>
    </style:style>
    <style:style style:name="Tabulka10.C2" style:family="table-cell">
      <style:table-cell-properties fo:padding-left="0.053cm" fo:padding-right="0.053cm" fo:padding-top="0cm" fo:padding-bottom="0cm" fo:border-left="0.002cm solid #000000" fo:border-right="0.002cm solid #000000" fo:border-top="none" fo:border-bottom="0.002cm solid #000000"/>
    </style:style>
    <style:style style:name="Tabulka11" style:family="table">
      <style:table-properties style:width="8.999cm" table:align="center" style:writing-mode="lr-tb"/>
    </style:style>
    <style:style style:name="Tabulka11.A" style:family="table-column">
      <style:table-column-properties style:column-width="2.999cm"/>
    </style:style>
    <style:style style:name="Tabulka11.C" style:family="table-column">
      <style:table-column-properties style:column-width="3.002cm"/>
    </style:style>
    <style:style style:name="Tabulka11.1" style:family="table-row">
      <style:table-row-properties style:min-row-height="0.12cm" style:keep-together="true"/>
    </style:style>
    <style:style style:name="Tabulka11.A1" style:family="table-cell">
      <style:table-cell-properties fo:padding-left="0.053cm" fo:padding-right="0.053cm" fo:padding-top="0cm" fo:padding-bottom="0cm" fo:border-left="0.002cm solid #000000" fo:border-right="none" fo:border-top="0.002cm solid #000000" fo:border-bottom="0.002cm solid #000000"/>
    </style:style>
    <style:style style:name="Tabulka11.C1" style:family="table-cell">
      <style:table-cell-properties fo:padding-left="0.053cm" fo:padding-right="0.053cm" fo:padding-top="0cm" fo:padding-bottom="0cm" fo:border="0.002cm solid #000000"/>
    </style:style>
    <style:style style:name="Tabulka11.A2" style:family="table-cell">
      <style:table-cell-properties fo:padding-left="0.053cm" fo:padding-right="0.053cm" fo:padding-top="0cm" fo:padding-bottom="0cm" fo:border-left="0.002cm solid #000000" fo:border-right="none" fo:border-top="none" fo:border-bottom="0.002cm solid #000000"/>
    </style:style>
    <style:style style:name="Tabulka11.C2" style:family="table-cell">
      <style:table-cell-properties fo:padding-left="0.053cm" fo:padding-right="0.053cm" fo:padding-top="0cm" fo:padding-bottom="0cm" fo:border-left="0.002cm solid #000000" fo:border-right="0.002cm solid #000000" fo:border-top="none" fo:border-bottom="0.002cm solid #000000"/>
    </style:style>
    <style:style style:name="Tabulka12" style:family="table">
      <style:table-properties style:width="8.999cm" table:align="center" style:writing-mode="lr-tb"/>
    </style:style>
    <style:style style:name="Tabulka12.A" style:family="table-column">
      <style:table-column-properties style:column-width="2.999cm"/>
    </style:style>
    <style:style style:name="Tabulka12.C" style:family="table-column">
      <style:table-column-properties style:column-width="3.002cm"/>
    </style:style>
    <style:style style:name="Tabulka12.1" style:family="table-row">
      <style:table-row-properties style:min-row-height="0.12cm" style:keep-together="true"/>
    </style:style>
    <style:style style:name="Tabulka12.A1" style:family="table-cell">
      <style:table-cell-properties fo:padding-left="0.053cm" fo:padding-right="0.053cm" fo:padding-top="0cm" fo:padding-bottom="0cm" fo:border-left="0.002cm solid #000000" fo:border-right="none" fo:border-top="0.002cm solid #000000" fo:border-bottom="0.002cm solid #000000"/>
    </style:style>
    <style:style style:name="Tabulka12.C1" style:family="table-cell">
      <style:table-cell-properties fo:padding-left="0.053cm" fo:padding-right="0.053cm" fo:padding-top="0cm" fo:padding-bottom="0cm" fo:border="0.002cm solid #000000"/>
    </style:style>
    <style:style style:name="Tabulka12.A2" style:family="table-cell">
      <style:table-cell-properties fo:padding-left="0.053cm" fo:padding-right="0.053cm" fo:padding-top="0cm" fo:padding-bottom="0cm" fo:border-left="0.002cm solid #000000" fo:border-right="none" fo:border-top="none" fo:border-bottom="0.002cm solid #000000"/>
    </style:style>
    <style:style style:name="Tabulka12.C2" style:family="table-cell">
      <style:table-cell-properties fo:padding-left="0.053cm" fo:padding-right="0.053cm" fo:padding-top="0cm" fo:padding-bottom="0cm" fo:border-left="0.002cm solid #000000" fo:border-right="0.002cm solid #000000" fo:border-top="none" fo:border-bottom="0.002cm solid #000000"/>
    </style:style>
    <style:style style:name="Tabulka13" style:family="table">
      <style:table-properties style:width="15cm" fo:margin-top="3cm" fo:margin-bottom="0cm" table:align="center" style:writing-mode="lr-tb"/>
    </style:style>
    <style:style style:name="Tabulka13.A" style:family="table-column">
      <style:table-column-properties style:column-width="4.995cm"/>
    </style:style>
    <style:style style:name="Tabulka13.B" style:family="table-column">
      <style:table-column-properties style:column-width="5.001cm"/>
    </style:style>
    <style:style style:name="Tabulka13.C" style:family="table-column">
      <style:table-column-properties style:column-width="5.004cm"/>
    </style:style>
    <style:style style:name="Tabulka13.A1" style:family="table-cell">
      <style:table-cell-properties fo:padding="0.097cm" fo:border="none"/>
    </style:style>
    <style:style style:name="P1" style:family="paragraph" style:parent-style-name="Standard">
      <style:paragraph-properties fo:margin-top="0cm" fo:margin-bottom="0.3cm" fo:text-align="center" style:justify-single-word="false" style:writing-mode="lr-tb"/>
      <style:text-properties style:font-name="Thorndale AMT1" fo:font-weight="bold" style:font-weight-complex="bold"/>
    </style:style>
    <style:style style:name="P2" style:family="paragraph" style:parent-style-name="Text_20_body" style:list-style-name="L1">
      <style:text-properties fo:language="en" fo:country="US"/>
    </style:style>
    <style:style style:name="P3" style:family="paragraph" style:parent-style-name="Text_20_body" style:list-style-name="L1"/>
    <style:style style:name="P4" style:family="paragraph" style:parent-style-name="Standard">
      <style:paragraph-properties fo:margin-left="0.199cm" fo:margin-right="0.199cm" fo:margin-top="0.101cm" fo:margin-bottom="0.101cm" fo:text-align="center" style:justify-single-word="false" fo:text-indent="0cm" style:auto-text-indent="false"/>
      <style:text-properties fo:font-weight="bold" style:font-weight-asian="bold" style:font-weight-complex="bold"/>
    </style:style>
    <style:style style:name="P5" style:family="paragraph" style:parent-style-name="Standard">
      <style:paragraph-properties fo:margin-left="0cm" fo:margin-right="0cm" fo:margin-top="0.101cm" fo:margin-bottom="0.101cm" fo:text-align="center"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0.199cm" fo:margin-right="0.199cm" fo:margin-top="0.101cm" fo:margin-bottom="0.101cm" fo:text-align="center"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199cm" fo:margin-right="0.199cm" fo:margin-top="0.101cm" fo:margin-bottom="0.101cm" fo:text-align="center" style:justify-single-word="false" fo:text-indent="0cm" style:auto-text-indent="false"/>
    </style:style>
    <style:style style:name="P8" style:family="paragraph" style:parent-style-name="Standard">
      <style:paragraph-properties fo:margin-left="0.199cm" fo:margin-right="0.199cm" fo:margin-top="0.101cm" fo:margin-bottom="0.101cm" fo:text-indent="0cm" style:auto-text-indent="false"/>
      <style:text-properties fo:font-size="10pt" style:font-size-asian="10pt" style:font-size-complex="10pt"/>
    </style:style>
    <style:style style:name="P9" style:family="paragraph" style:parent-style-name="Heading_20_2" style:master-page-name="">
      <style:paragraph-properties fo:orphans="4" fo:widows="4"/>
    </style:style>
    <style:style style:name="P10" style:family="paragraph" style:parent-style-name="Text_20_body" style:master-page-name="">
      <style:paragraph-properties fo:keep-together="always"/>
    </style:style>
    <style:style style:name="P11" style:family="paragraph" style:parent-style-name="Text_20_body" style:list-style-name="L3">
      <style:paragraph-properties fo:margin-top="0.3cm" fo:margin-bottom="0.109cm" fo:background-color="transparent">
        <style:background-image/>
      </style:paragraph-properties>
    </style:style>
    <style:style style:name="P12" style:family="paragraph" style:parent-style-name="Hlasování">
      <style:paragraph-properties fo:text-align="center" style:justify-single-word="false"/>
    </style:style>
    <style:style style:name="P13" style:family="paragraph" style:parent-style-name="Text_20_body" style:list-style-name="L4">
      <style:paragraph-properties fo:margin-top="0.3cm" fo:margin-bottom="0.109cm" fo:background-color="transparent">
        <style:background-image/>
      </style:paragraph-properties>
    </style:style>
    <style:style style:name="P14" style:family="paragraph" style:parent-style-name="Heading_20_4">
      <style:paragraph-properties fo:margin-top="0.3cm" fo:margin-bottom="0.21cm"/>
    </style:style>
    <style:style style:name="P15" style:family="paragraph" style:parent-style-name="Text_20_body" style:master-page-name="">
      <style:paragraph-properties fo:keep-together="always" fo:keep-with-next="always"/>
    </style:style>
    <style:style style:name="P16" style:family="paragraph" style:parent-style-name="Text_20_body">
      <style:paragraph-properties fo:keep-together="always" fo:keep-with-next="always"/>
    </style:style>
    <style:style style:name="P17" style:family="paragraph" style:parent-style-name="Heading_20_2">
      <style:paragraph-properties fo:break-before="page"/>
    </style:style>
    <style:style style:name="P18" style:family="paragraph" style:parent-style-name="Text_20_body" style:master-page-name="">
      <style:paragraph-properties fo:margin-top="3cm" fo:margin-bottom="0.21cm"/>
    </style:style>
    <style:style style:name="P19" style:family="paragraph" style:parent-style-name="Standard">
      <style:paragraph-properties fo:text-align="center" style:justify-single-word="false" fo:hyphenation-ladder-count="no-limit" style:text-autospace="none" style:writing-mode="lr-tb"/>
      <style:text-properties style:use-window-font-color="true" style:font-name="Thorndale AMT1" fo:font-size="12pt" fo:language="cs" fo:country="CZ" style:font-name-asian="Times New Roman" style:font-size-asian="12pt" style:language-asian="cs" style:country-asian="CZ" style:font-name-complex="Times New Roman" style:font-size-complex="12pt" fo:hyphenate="false" fo:hyphenation-remain-char-count="2" fo:hyphenation-push-char-count="2"/>
    </style:style>
    <style:style style:name="P20" style:family="paragraph" style:parent-style-name="Standard">
      <style:paragraph-properties fo:text-align="center" style:justify-single-word="false" style:text-autospace="none" style:writing-mode="lr-tb"/>
      <style:text-properties style:font-name="Thorndale AMT1" fo:font-size="12pt" style:font-size-asian="12pt" style:font-size-complex="12pt"/>
    </style:style>
    <style:style style:name="P21" style:family="paragraph" style:parent-style-name="Standard">
      <style:paragraph-properties fo:text-align="center" style:justify-single-word="false" style:text-autospace="none" style:writing-mode="lr-tb"/>
      <style:text-properties style:font-name="Thorndale AMT1" fo:font-size="10pt" style:font-size-asian="10pt" style:font-size-complex="10pt"/>
    </style:style>
    <style:style style:name="P22" style:family="paragraph" style:parent-style-name="Standard">
      <style:paragraph-properties fo:text-align="center" style:justify-single-word="false" style:text-autospace="none" style:writing-mode="lr-tb">
        <style:tab-stops>
          <style:tab-stop style:position="7.001cm"/>
        </style:tab-stops>
      </style:paragraph-properties>
      <style:text-properties style:font-name="Thorndale AMT1" fo:font-size="10pt" style:font-size-asian="10pt" style:font-size-complex="10pt"/>
    </style:style>
    <style:style style:name="P23" style:family="paragraph" style:parent-style-name="Standard">
      <style:paragraph-properties fo:margin-top="0.499cm" fo:margin-bottom="2cm"/>
    </style:style>
    <style:style style:name="T1" style:family="text">
      <style:text-properties fo:font-size="12pt" fo:font-style="normal" style:text-underline-style="solid" style:text-underline-width="auto" style:text-underline-color="font-color" fo:font-weight="normal"/>
    </style:style>
    <style:style style:name="T2" style:family="text">
      <style:text-properties style:text-underline-style="solid" style:text-underline-width="auto" style:text-underline-color="font-color"/>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ápis z 2. řádného zasedání AS FEL</text:h>
      <text:p text:style-name="P1">konaného dne 30. 3. 2007 od 9.00 hodin</text:p>
      <text:p text:style-name="Text_20_body"><text:span text:style-name="T1">Přítomni:</text:span> Petr BOREŠ, Karol BUJAČEK, Mattia BUTTA, Radomír ČERNOCH, Martin DOBIÁŠ, Jindřich FUKA, Petr HABALA, Karel HOFFMANN, Jan HOLUB, Jaromír KAŠPAR, Josef KOLÁŘ, Vítězslav KŘÍHA, Michal KUBÍNYI, Miroslav LEV, Mirko NAVARA, Jiří NOVÁK, Michal PĚCHOUČEK, Ivan PRAVDA, Martin PŮLPITEL, Petr SKALICKÝ, Jan SLÁMA, Monika ŽÁKOVÁ.</text:p>
      <text:p text:style-name="Text_20_body"><text:span text:style-name="T2">Omluveni</text:span><text:span text:style-name="T3">:</text:span><text:span text:style-name="T4"> Petr Ježdík. </text:span></text:p>
      <text:p text:style-name="Text_20_body"><text:span text:style-name="T2">Hosté:</text:span> zastupující děkan O. Starý, proděkani P. Hazdra a P. Ripka, H. Kubátová, P. Olšák, Z. Škvor, J. Žára </text:p>
      <text:h text:style-name="Heading_20_2" text:outline-level="2">Schválení programu zasedání</text:h>
      <text:p text:style-name="Text_20_body"><text:span text:style-name="T5">P. Boreš: </text:span>Navrhl sloučit body 4. Určení moderátora fóra a 6. Konference senát.</text:p>
      <text:h text:style-name="Heading_20_4" text:outline-level="4">Hlasování o schválení programu s úpravou:</text:h>
      <table:table table:name="Tabulka1" table:style-name="Tabulka1">
        <table:table-column table:style-name="Tabulka1.A" table:number-columns-repeated="2"/>
        <table:table-column table:style-name="Tabulka1.C"/>
        <table:table-row table:style-name="Tabulka1.1">
          <table:table-cell table:style-name="Tabulka1.A1" office:value-type="string">
            <text:p text:style-name="Hlasování">Pro</text:p>
          </table:table-cell>
          <table:table-cell table:style-name="Tabulka1.A1" office:value-type="string">
            <text:p text:style-name="Hlasování">Proti</text:p>
          </table:table-cell>
          <table:table-cell table:style-name="Tabulka1.C1" office:value-type="string">
            <text:p text:style-name="Hlasování">Zdržel se</text:p>
          </table:table-cell>
        </table:table-row>
        <table:table-row table:style-name="Tabulka1.1">
          <table:table-cell table:style-name="Tabulka1.A2" office:value-type="string">
            <text:p text:style-name="Hlasování">17</text:p>
          </table:table-cell>
          <table:table-cell table:style-name="Tabulka1.A2" office:value-type="string">
            <text:p text:style-name="Hlasování">0</text:p>
          </table:table-cell>
          <table:table-cell table:style-name="Tabulka1.C2" office:value-type="string">
            <text:p text:style-name="Hlasování">1</text:p>
          </table:table-cell>
        </table:table-row>
      </table:table>
      <text:h text:style-name="Heading_20_4" text:outline-level="4">Program zasedání byl schválen v následující podobě:</text:h>
      <text:list text:style-name="L1">
        <text:list-item>
          <text:p text:style-name="P2">Schválení programu zasedání </text:p>
        </text:list-item>
        <text:list-item>
          <text:p text:style-name="P3"><text:span text:style-name="T4">Schválení komisí </text:span>AS FEL</text:p>
        </text:list-item>
        <text:list-item>
          <text:p text:style-name="P3"><text:span text:style-name="T4">Volba předsedy </text:span>AS FEL</text:p>
        </text:list-item>
        <text:list-item>
          <text:p text:style-name="P3"><text:span text:style-name="T4">Určení moderátora fóra, konference</text:span> senát<text:span text:style-name="T4"> </text:span></text:p>
        </text:list-item>
        <text:list-item>
          <text:p text:style-name="P2">Příprava volby děkana </text:p>
        </text:list-item>
        <text:list-item>
          <text:p text:style-name="P2">Různé </text:p>
          <text:list>
            <text:list-item>
              <text:p text:style-name="P3">Žádost děkana o schválení <text:span text:style-name="T4">Výroční zpráv</text:span>y za rok 2005<text:span text:style-name="T4"> </text:span></text:p>
            </text:list-item>
            <text:list-item>
              <text:p text:style-name="P3"><text:span text:style-name="T4">Zrušení katedry </text:span>tělesné výchovy</text:p>
            </text:list-item>
            <text:list-item>
              <text:p text:style-name="P3">Změna doby zasedání </text:p>
            </text:list-item>
            <text:list-item>
              <text:p text:style-name="P3">Výzva k diskusi </text:p>
            </text:list-item>
          </text:list>
        </text:list-item>
        <text:list-item>
          <text:p text:style-name="P2">Datum příštího zasedání</text:p>
        </text:list-item>
      </text:list>
      <text:h text:style-name="Heading_20_2" text:outline-level="2">Schválení komisí AS FEL</text:h>
      <text:p text:style-name="Text_20_body"><text:span text:style-name="T5">P. Boreš: </text:span>Informoval o doplněních do komisí - J. Kolář do komise pedagogické, P. Skalický do komise legislativní. Seznámil senát s návrhy na mluvčí jednotlivých komisí. </text:p>
      <text:h text:style-name="Heading_20_4" text:outline-level="4">Hlasování o složení komisí včetně schválení jejich mluvčích:</text:h>
      <table:table table:name="Tabulka2" table:style-name="Tabulka2">
        <table:table-column table:style-name="Tabulka2.A" table:number-columns-repeated="2"/>
        <table:table-column table:style-name="Tabulka2.C"/>
        <table:table-row table:style-name="Tabulka2.1">
          <table:table-cell table:style-name="Tabulka2.A1" office:value-type="string">
            <text:p text:style-name="Hlasování">Pro</text:p>
          </table:table-cell>
          <table:table-cell table:style-name="Tabulka2.A1" office:value-type="string">
            <text:p text:style-name="Hlasování">Proti</text:p>
          </table:table-cell>
          <table:table-cell table:style-name="Tabulka2.C1" office:value-type="string">
            <text:p text:style-name="Hlasování">Zdržel se</text:p>
          </table:table-cell>
        </table:table-row>
        <table:table-row table:style-name="Tabulka2.1">
          <table:table-cell table:style-name="Tabulka2.A2" office:value-type="string">
            <text:p text:style-name="Hlasování">21</text:p>
          </table:table-cell>
          <table:table-cell table:style-name="Tabulka2.A2" office:value-type="string">
            <text:p text:style-name="Hlasování">0</text:p>
          </table:table-cell>
          <table:table-cell table:style-name="Tabulka2.C2" office:value-type="string">
            <text:p text:style-name="Hlasování">1</text:p>
          </table:table-cell>
        </table:table-row>
      </table:table>
      <text:h text:style-name="Heading_20_4" text:outline-level="4">Komise byly schváleny v tomto složení:</text:h>
      <table:table table:name="Tabulka3" table:style-name="Tabulka3">
        <table:table-column table:style-name="Tabulka3.A"/>
        <table:table-column table:style-name="Tabulka3.B"/>
        <table:table-column table:style-name="Tabulka3.C"/>
        <table:table-column table:style-name="Tabulka3.D"/>
        <table:table-row table:style-name="Tabulka3.1">
          <table:table-cell table:style-name="Tabulka3.A1" office:value-type="string">
            <text:p text:style-name="P4">Komise</text:p>
          </table:table-cell>
          <table:table-cell table:style-name="Tabulka3.A1" office:value-type="string">
            <text:p text:style-name="P4">Mluvčí</text:p>
          </table:table-cell>
          <table:table-cell table:style-name="Tabulka3.A1" office:value-type="string">
            <text:p text:style-name="P4">Členové senátu</text:p>
          </table:table-cell>
          <table:table-cell table:style-name="Tabulka3.D1" office:value-type="string">
            <text:p text:style-name="P5">Členové ostatní,<text:line-break/>resp. partneři ve vedení</text:p>
          </table:table-cell>
        </table:table-row>
        <table:table-row table:style-name="Tabulka3.1">
          <table:table-cell table:style-name="Tabulka3.A2" office:value-type="string">
            <text:p text:style-name="P6">pedagogická</text:p>
          </table:table-cell>
          <table:table-cell table:style-name="Tabulka3.A2" office:value-type="string">
            <text:p text:style-name="P7">Habala</text:p>
          </table:table-cell>
          <table:table-cell table:style-name="Tabulka3.A2" office:value-type="string">
            <text:p text:style-name="P8">Boreš, Butta, Bujaček, Černoch, Habala, Kašpar, Kolář, Kříha, Navara, Novák, Pravda, Žáková</text:p>
          </table:table-cell>
          <table:table-cell table:style-name="Tabulka3.D2" office:value-type="string">
            <text:p text:style-name="P8">proděkani pro studium</text:p>
          </table:table-cell>
        </table:table-row>
        <table:table-row table:style-name="Tabulka3.1">
          <table:table-cell table:style-name="Tabulka3.A2" office:value-type="string">
            <text:p text:style-name="P6">ekonomická</text:p>
          </table:table-cell>
          <table:table-cell table:style-name="Tabulka3.A2" office:value-type="string">
            <text:p text:style-name="P7">Fuka</text:p>
          </table:table-cell>
          <table:table-cell table:style-name="Tabulka3.A2" office:value-type="string">
            <text:p text:style-name="P8">Dobiáš, Fuka, Holub, Lev, Skalický, Sláma</text:p>
          </table:table-cell>
          <table:table-cell table:style-name="Tabulka3.D2" office:value-type="string">
            <text:p text:style-name="P8">tajemník</text:p>
          </table:table-cell>
        </table:table-row>
        <table:table-row table:style-name="Tabulka3.1">
          <table:table-cell table:style-name="Tabulka3.A2" office:value-type="string">
            <text:p text:style-name="P6">legislativní</text:p>
          </table:table-cell>
          <table:table-cell table:style-name="Tabulka3.A2" office:value-type="string">
            <text:p text:style-name="P7">Hoffmann</text:p>
          </table:table-cell>
          <table:table-cell table:style-name="Tabulka3.A2" office:value-type="string">
            <text:p text:style-name="P8">Hoffmann, Kubínyi, Půlpitel, Pěchouček, Skalický</text:p>
          </table:table-cell>
          <table:table-cell table:style-name="Tabulka3.D2" office:value-type="string">
            <text:p text:style-name="P8">vedení podle obsahu materiálu</text:p>
          </table:table-cell>
        </table:table-row>
        <table:table-row table:style-name="Tabulka3.1">
          <table:table-cell table:style-name="Tabulka3.A2" office:value-type="string">
            <text:p text:style-name="P6">věda a výzkum</text:p>
          </table:table-cell>
          <table:table-cell table:style-name="Tabulka3.A2" office:value-type="string">
            <text:p text:style-name="P7">Navara</text:p>
          </table:table-cell>
          <table:table-cell table:style-name="Tabulka3.A2" office:value-type="string">
            <text:p text:style-name="P8">Dobiáš, Navara, Pravda, Pěchouček</text:p>
          </table:table-cell>
          <table:table-cell table:style-name="Tabulka3.D2" office:value-type="string">
            <text:p text:style-name="P8">proděkan pro VVČ</text:p>
          </table:table-cell>
        </table:table-row>
        <table:table-row table:style-name="Tabulka3.1">
          <table:table-cell table:style-name="Tabulka3.A2" office:value-type="string">
            <text:p text:style-name="P6">studentská</text:p>
          </table:table-cell>
          <table:table-cell table:style-name="Tabulka3.A2" office:value-type="string">
            <text:p text:style-name="P7">Kašpar</text:p>
          </table:table-cell>
          <table:table-cell table:style-name="Tabulka3.A2" office:value-type="string">
            <text:p text:style-name="P8">Bujaček, Kašpar, Půlpitel</text:p>
          </table:table-cell>
          <table:table-cell table:style-name="Tabulka3.D2" office:value-type="string">
            <text:p text:style-name="P8">proděkani pro studium, vedoucí studijního oddělení</text:p>
          </table:table-cell>
        </table:table-row>
        <table:table-row table:style-name="Tabulka3.1">
          <table:table-cell table:style-name="Tabulka3.A2" office:value-type="string">
            <text:p text:style-name="P6">KOPR</text:p>
          </table:table-cell>
          <table:table-cell table:style-name="Tabulka3.A2" office:value-type="string">
            <text:p text:style-name="P7">Černoch</text:p>
          </table:table-cell>
          <table:table-cell table:style-name="Tabulka3.A2" office:value-type="string">
            <text:p text:style-name="P8">Butta, Černoch, Habala, Kašpar, Kubínyi</text:p>
          </table:table-cell>
          <table:table-cell table:style-name="Tabulka3.D2" office:value-type="string">
            <text:p text:style-name="P8"/>
          </table:table-cell>
        </table:table-row>
        <table:table-row table:style-name="Tabulka3.1">
          <table:table-cell table:style-name="Tabulka3.A2" office:value-type="string">
            <text:p text:style-name="P6">pro volbu děkana</text:p>
          </table:table-cell>
          <table:table-cell table:style-name="Tabulka3.A2" office:value-type="string">
            <text:p text:style-name="P7">Boreš</text:p>
          </table:table-cell>
          <table:table-cell table:style-name="Tabulka3.A2" office:value-type="string">
            <text:p text:style-name="P8">Boreš, Kašpar</text:p>
          </table:table-cell>
          <table:table-cell table:style-name="Tabulka3.D2" office:value-type="string">
            <text:p text:style-name="P8"/>
          </table:table-cell>
        </table:table-row>
      </table:table>
      <text:h text:style-name="Heading_20_2" text:outline-level="2">Volba předsedy AS FEL</text:h>
      <text:p text:style-name="Text_20_body"><text:span text:style-name="T5">P. Boreš: </text:span>Požádal o návrhy na předsedu. </text:p>
      <text:p text:style-name="Text_20_body">(V diskusi navrženi J. Kolář, P. Habala, V. Kříha, M. Pěchouček) </text:p>
      <text:p text:style-name="Text_20_body"><text:span text:style-name="T5">J. Kolář, M. Pěchouček, P. Habala: </text:span>Odmítli kandidaturu. </text:p>
      <text:p text:style-name="Text_20_body"><text:span text:style-name="T5">P. Boreš</text:span><text:span text:style-name="T6">: </text:span>Informoval o povinnostech předsedy mimo zasedání senátu - grémia děkana, kolegia děkana. Vyslovil se pro to, aby se překlenulo rozjížděcí období nového senátu zvolením předsedy na kratší dobu.</text:p>
      <text:p text:style-name="Text_20_body"><text:span text:style-name="T5">P. Habala: </text:span>Uvedl, že předseda představuje určitou kontinuitu senátu, a z toho důvodu byl volen na delší období. Informoval, že původně byl předseda volen dokonce na rok. Upozornil, že ve funkčním období prvního předsedy budou tři měsíce prázdnin.</text:p>
      <text:h text:style-name="Heading_20_4" text:outline-level="4">Hlasování o složení volební komise - P. Habala, J. Kolář, M. Pěchouček:</text:h>
      <table:table table:name="Tabulka4" table:style-name="Tabulka4">
        <table:table-column table:style-name="Tabulka4.A" table:number-columns-repeated="2"/>
        <table:table-column table:style-name="Tabulka4.C"/>
        <table:table-row table:style-name="Tabulka4.1">
          <table:table-cell table:style-name="Tabulka4.A1" office:value-type="string">
            <text:p text:style-name="Hlasování">Pro</text:p>
          </table:table-cell>
          <table:table-cell table:style-name="Tabulka4.A1" office:value-type="string">
            <text:p text:style-name="Hlasování">Proti</text:p>
          </table:table-cell>
          <table:table-cell table:style-name="Tabulka4.C1" office:value-type="string">
            <text:p text:style-name="Hlasování">Zdržel se</text:p>
          </table:table-cell>
        </table:table-row>
        <table:table-row table:style-name="Tabulka4.1">
          <table:table-cell table:style-name="Tabulka4.A2" office:value-type="string">
            <text:p text:style-name="Hlasování">18</text:p>
          </table:table-cell>
          <table:table-cell table:style-name="Tabulka4.A2" office:value-type="string">
            <text:p text:style-name="Hlasování">0</text:p>
          </table:table-cell>
          <table:table-cell table:style-name="Tabulka4.C2" office:value-type="string">
            <text:p text:style-name="Hlasování">4</text:p>
          </table:table-cell>
        </table:table-row>
      </table:table>
      <text:p text:style-name="Text_20_body">Volební komise byla schválena.</text:p>
      <text:h text:style-name="Heading_20_4" text:outline-level="4"><text:span text:style-name="T7">Výsledky volby předsedy</text:span><text:span text:style-name="T8"> (jediný kandidát V. Kříha; tajné hlasování systémem +,-,0):</text:span></text:h>
      <table:table table:name="Tabulka5" table:style-name="Tabulka5">
        <table:table-column table:style-name="Tabulka5.A" table:number-columns-repeated="2"/>
        <table:table-column table:style-name="Tabulka5.C"/>
        <table:table-row table:style-name="Tabulka5.1">
          <table:table-cell table:style-name="Tabulka5.A1" office:value-type="string">
            <text:p text:style-name="Hlasování">Pro</text:p>
          </table:table-cell>
          <table:table-cell table:style-name="Tabulka5.A1" office:value-type="string">
            <text:p text:style-name="Hlasování">Proti</text:p>
          </table:table-cell>
          <table:table-cell table:style-name="Tabulka5.C1" office:value-type="string">
            <text:p text:style-name="Hlasování">Zdržel se</text:p>
          </table:table-cell>
        </table:table-row>
        <table:table-row table:style-name="Tabulka5.1">
          <table:table-cell table:style-name="Tabulka5.A2" office:value-type="string">
            <text:p text:style-name="Hlasování">20</text:p>
          </table:table-cell>
          <table:table-cell table:style-name="Tabulka5.A2" office:value-type="string">
            <text:p text:style-name="Hlasování">0</text:p>
          </table:table-cell>
          <table:table-cell table:style-name="Tabulka5.C2" office:value-type="string">
            <text:p text:style-name="Hlasování">2</text:p>
          </table:table-cell>
        </table:table-row>
      </table:table>
      <text:p text:style-name="Text_20_body">V. Kříha byl zvolen předsedou AS FEL na dalšího půl roku. </text:p>
      <text:p text:style-name="Text_20_body"><text:span text:style-name="T5">V. Kříha: </text:span>Poděkoval za důvěru.</text:p>
      <text:h text:style-name="P9" text:outline-level="2">Určení moderátora fóra a konference senát</text:h>
      <text:p text:style-name="P10"><text:span text:style-name="T5">P. Boreš: </text:span>Shrnul komunikační kanály senátu - v diskusním fóru existují bloky "senát" a "senát a přátelé", mailová konference senát, InfoDek a stránky senátu. Stránky senátu označil za záležitost komise KOPR s tím, že cílem je stručnost a přehlednost. Připomněl, že InfoDek byl míněn jako úložiště pro ukládání materiálu. Vyjádřil názor, že nejvhodnější by bylo, aby měl charakter webové stránky, aby bylo snadné si dokumenty přečíst, resp. stáhnout, s možností ukládání dat jednotlivými senátory. Pověřil R. Černocha jednáním s SVTI v otázce umístění klasického serveru a vybudování úložiště. Uvedl, že mailová konference senát by měla sloužit k zasílání nutných upozornění, přičemž přístup by měli všichni členové senátu <text:s/>a zástupci vedení. </text:p>
      <text:p text:style-name="Text_20_body"><text:span text:style-name="T5">M. Navara: </text:span>Vznesl otázku, zda nerozvětvit konferenci senát také na "senát" a "senát + další".</text:p>
      <text:p text:style-name="Text_20_body">(Diskuse o určení jednotlivých informačních kanálů, přístupů na ně.) <text:s/></text:p>
      <text:p text:style-name="Text_20_body"><text:span text:style-name="T5">P. Boreš: </text:span>Navrhl na uzavřeném senátním fóru určit pro každé otevřené téma zodpovědného člověka, který příspěvky shrne. </text:p>
      <text:p text:style-name="Text_20_body"><text:span text:style-name="T5">J. Kolář: </text:span>V reakci navrhl zodpovědným člověkem mluvčího komise, do jejíž sféry téma spadá. </text:p>
      <text:p text:style-name="Text_20_body"><text:span text:style-name="T5">P. Boreš: </text:span>Uvedl, že by se rád dopracoval k funkci zpravodaje k bodu. Otevřel diskusi k bloku "senát a přátelé". Připomněl, že bývalí členové senátu žádali o zařazení do fóra "senát a přátelé“ s odůvodněním, že chtějí být v kontaktu s činností senátu. Považuje to za špatnou vizitku pro senát, neboť kterýkoli zájemce o činnost senátu by měl získat dostatečné informace ze stránek senátu. </text:p>
      <text:p text:style-name="Text_20_body"><text:span text:style-name="T5">P. Habala: </text:span>Zdůraznil, že členové bývalého senátu mohou mít zajímavé názory a zkušenosti. </text:p>
      <text:p text:style-name="Text_20_body"><text:span text:style-name="T5">M. Navara: </text:span>Upozornil, že předchozí senát produkoval obrovská kvanta informací v diskusích, a varoval před zahlcením diskuse.</text:p>
      <text:p text:style-name="Text_20_body"><text:span text:style-name="T5">J. Fuka: </text:span>Vyslovil se proti vytváření stále nových a nových konferencí. Navrhl "senát a přátelé" neotevírat.</text:p>
      <text:p text:style-name="Text_20_body"><text:span text:style-name="T5">M. <text:s/>Půlpitel: </text:span>Vyslovil se pro otevření alespoň jednoho komunikačního kanálu pro zájemce.</text:p>
      <text:p text:style-name="Text_20_body"><text:span text:style-name="T5">M. Pěchouček: </text:span>Vyjádřil názor, že staří senátoři by měli mít možnost vyjadřovat své názory. Vyslovil se buď pro "senát a přátelé" na fóru nebo mailovou konferenci "senát a přátelé".</text:p>
      <text:p text:style-name="Text_20_body"><text:span text:style-name="T5">P. Boreš: </text:span>Připustil, že zkušenosti určitých lidí, kteří jsou zainteresováni, by bylo vhodné využívat, vyjádřil však obavu z toho, že vinou notorických diskutérů fórum přestane být pro senát pracovním nástrojem. Sdělil, že je možno pro diskusi s akademickou obcí využít veřejné fórum, příp. zřídit nové fórum pro projednání konkrétního materiálu s omezením přístupu. </text:p>
      <text:p text:style-name="Text_20_body"><text:span text:style-name="T5">P. Habala: </text:span>Osvětlil význam skupiny "senát a přátelé" na příkladu hypotetického proděkana. Jde o skupinu zainteresovaných lidí, se kterými chce tento proděkan diskutovat svůj návrh. Uvedl, že "senát a přátelé" fungoval velmi dobře. Zdůraznil, že členy skupiny "senát a přátelé" nejsou pouze členové bývalého senátu, ale např. i členové několika senátů nazpět. Sdělil, že zatím nepadl důvod pro zrušení skupiny. </text:p>
      <text:p text:style-name="Text_20_body"><text:span text:style-name="T5">J. Fuka: </text:span>Upozornil na praktické hledisko - aby se věc neposílala na mnoho míst. </text:p>
      <text:p text:style-name="Text_20_body"><text:span text:style-name="T5">P. Habala: </text:span>Uvedl, že není třeba se obávat zahlcenosti veřejné diskuse. </text:p>
      <text:p text:style-name="Text_20_body"><text:span text:style-name="T5">J. Fuka: </text:span>Vyjádřil názor, že by měl být zveřejněn seznam "přátel" senátu.</text:p>
      <text:p text:style-name="Text_20_body"><text:span text:style-name="T5">P. Boreš: </text:span>V reakci na P. Habalu uvedl, že důvodem pro zrušení je, že senát musí skupinu přátel definovat, že diskuse se rozjíždějí do šíře, kterou není možno sledovat, a ztrácejí smysl. </text:p>
      <text:p text:style-name="Text_20_body"><text:span text:style-name="T5">M. Pěchouček: </text:span>Otázal se na možnost přeformulování skupiny na "senát a emeritní senátoři".</text:p>
      <text:p text:style-name="Text_20_body"><text:span text:style-name="T5">P. Boreš: </text:span>Konstatoval, že by tak došlo k vytvoření uzavřené skupiny.</text:p>
      <text:h text:style-name="Heading_20_4" text:outline-level="4"><text:span text:style-name="T7">Hlasování - výběr z variant</text:span><text:span text:style-name="T8"> (hlasování +,-,0; vítězí varianta s největším rozdílem kladných a záporných hlasů; požadavek na schválení vítězné varianty; požadavek nadpoloviční většiny): <text:s/></text:span></text:h>
      <text:list text:style-name="L3">
        <text:list-item>
          <text:p text:style-name="P11">Varianta 1 - senát + členové senátu v minulosti, senátoři velkého senátu</text:p>
        </text:list-item>
      </text:list>
      <table:table table:name="Tabulka6" table:style-name="Tabulka6">
        <table:table-column table:style-name="Tabulka6.A" table:number-columns-repeated="2"/>
        <table:table-column table:style-name="Tabulka6.C"/>
        <table:table-row table:style-name="Tabulka6.1">
          <table:table-cell table:style-name="Tabulka6.A1" office:value-type="string">
            <text:p text:style-name="P12">Pro</text:p>
          </table:table-cell>
          <table:table-cell table:style-name="Tabulka6.A1" office:value-type="string">
            <text:p text:style-name="P12">Proti</text:p>
          </table:table-cell>
          <table:table-cell table:style-name="Tabulka6.C1" office:value-type="string">
            <text:p text:style-name="P12">Zdržel se</text:p>
          </table:table-cell>
        </table:table-row>
        <table:table-row table:style-name="Tabulka6.1">
          <table:table-cell table:style-name="Tabulka6.A2" office:value-type="string">
            <text:p text:style-name="P12"><text:s/>6</text:p>
          </table:table-cell>
          <table:table-cell table:style-name="Tabulka6.A2" office:value-type="string">
            <text:p text:style-name="P12">10</text:p>
          </table:table-cell>
          <table:table-cell table:style-name="Tabulka6.C2" office:value-type="string">
            <text:p text:style-name="P12">6</text:p>
          </table:table-cell>
        </table:table-row>
      </table:table>
      <text:list text:style-name="L4">
        <text:list-item>
          <text:p text:style-name="P13">Varianta 2 - senát + přátelé (vedení, každý zájemce schválený senátem, zveřejněný seznam)</text:p>
        </text:list-item>
      </text:list>
      <table:table table:name="Tabulka7" table:style-name="Tabulka7">
        <table:table-column table:style-name="Tabulka7.A" table:number-columns-repeated="2"/>
        <table:table-column table:style-name="Tabulka7.C"/>
        <table:table-row table:style-name="Tabulka7.1">
          <table:table-cell table:style-name="Tabulka7.A1" office:value-type="string">
            <text:p text:style-name="Hlasování">Pro</text:p>
          </table:table-cell>
          <table:table-cell table:style-name="Tabulka7.A1" office:value-type="string">
            <text:p text:style-name="Hlasování">Proti</text:p>
          </table:table-cell>
          <table:table-cell table:style-name="Tabulka7.C1" office:value-type="string">
            <text:p text:style-name="Hlasování">Zdržel se</text:p>
          </table:table-cell>
        </table:table-row>
        <table:table-row table:style-name="Tabulka7.1">
          <table:table-cell table:style-name="Tabulka7.A2" office:value-type="string">
            <text:p text:style-name="Hlasování">16</text:p>
          </table:table-cell>
          <table:table-cell table:style-name="Tabulka7.A2" office:value-type="string">
            <text:p text:style-name="Hlasování">3</text:p>
          </table:table-cell>
          <table:table-cell table:style-name="Tabulka7.C2" office:value-type="string">
            <text:p text:style-name="Hlasování">3</text:p>
          </table:table-cell>
        </table:table-row>
      </table:table>
      <text:list text:style-name="L4">
        <text:list-item text:start-value="1">
          <text:p text:style-name="P13">Varianta 3 - senát + vedení</text:p>
        </text:list-item>
      </text:list>
      <table:table table:name="Tabulka8" table:style-name="Tabulka8">
        <table:table-column table:style-name="Tabulka8.A" table:number-columns-repeated="2"/>
        <table:table-column table:style-name="Tabulka8.C"/>
        <table:table-row table:style-name="Tabulka8.1">
          <table:table-cell table:style-name="Tabulka8.A1" office:value-type="string">
            <text:p text:style-name="Hlasování">Pro</text:p>
          </table:table-cell>
          <table:table-cell table:style-name="Tabulka8.A1" office:value-type="string">
            <text:p text:style-name="Hlasování">Proti</text:p>
          </table:table-cell>
          <table:table-cell table:style-name="Tabulka8.C1" office:value-type="string">
            <text:p text:style-name="Hlasování">Zdržel se</text:p>
          </table:table-cell>
        </table:table-row>
        <table:table-row table:style-name="Tabulka8.1">
          <table:table-cell table:style-name="Tabulka8.A2" office:value-type="string">
            <text:p text:style-name="Hlasování">6</text:p>
          </table:table-cell>
          <table:table-cell table:style-name="Tabulka8.A2" office:value-type="string">
            <text:p text:style-name="Hlasování">9</text:p>
          </table:table-cell>
          <table:table-cell table:style-name="Tabulka8.C2" office:value-type="string">
            <text:p text:style-name="Hlasování">7</text:p>
          </table:table-cell>
        </table:table-row>
      </table:table>
      <text:list text:style-name="L4">
        <text:list-item text:start-value="1">
          <text:p text:style-name="P13">Varianta 4 - neotevírat</text:p>
        </text:list-item>
      </text:list>
      <table:table table:name="Tabulka9" table:style-name="Tabulka9">
        <table:table-column table:style-name="Tabulka9.A" table:number-columns-repeated="2"/>
        <table:table-column table:style-name="Tabulka9.C"/>
        <table:table-row table:style-name="Tabulka9.1">
          <table:table-cell table:style-name="Tabulka9.A1" office:value-type="string">
            <text:p text:style-name="Hlasování">Pro</text:p>
          </table:table-cell>
          <table:table-cell table:style-name="Tabulka9.A1" office:value-type="string">
            <text:p text:style-name="Hlasování">Proti</text:p>
          </table:table-cell>
          <table:table-cell table:style-name="Tabulka9.C1" office:value-type="string">
            <text:p text:style-name="Hlasování">Zdržel se</text:p>
          </table:table-cell>
        </table:table-row>
        <table:table-row table:style-name="Tabulka9.1">
          <table:table-cell table:style-name="Tabulka9.A2" office:value-type="string">
            <text:p text:style-name="Hlasování">3</text:p>
          </table:table-cell>
          <table:table-cell table:style-name="Tabulka9.A2" office:value-type="string">
            <text:p text:style-name="Hlasování">9</text:p>
          </table:table-cell>
          <table:table-cell table:style-name="Tabulka9.C2" office:value-type="string">
            <text:p text:style-name="Hlasování">10</text:p>
          </table:table-cell>
        </table:table-row>
      </table:table>
      <text:h text:style-name="P14" text:outline-level="4">Schválení vítězné varianty - varianta 2:</text:h>
      <table:table table:name="Tabulka10" table:style-name="Tabulka10">
        <table:table-column table:style-name="Tabulka10.A" table:number-columns-repeated="2"/>
        <table:table-column table:style-name="Tabulka10.C"/>
        <table:table-row table:style-name="Tabulka10.1">
          <table:table-cell table:style-name="Tabulka10.A1" office:value-type="string">
            <text:p text:style-name="Hlasování">Pro</text:p>
          </table:table-cell>
          <table:table-cell table:style-name="Tabulka10.A1" office:value-type="string">
            <text:p text:style-name="Hlasování">Proti</text:p>
          </table:table-cell>
          <table:table-cell table:style-name="Tabulka10.C1" office:value-type="string">
            <text:p text:style-name="Hlasování">Zdržel se</text:p>
          </table:table-cell>
        </table:table-row>
        <table:table-row table:style-name="Tabulka10.1">
          <table:table-cell table:style-name="Tabulka10.A2" office:value-type="string">
            <text:p text:style-name="Hlasování">18</text:p>
          </table:table-cell>
          <table:table-cell table:style-name="Tabulka10.A2" office:value-type="string">
            <text:p text:style-name="Hlasování">2</text:p>
          </table:table-cell>
          <table:table-cell table:style-name="Tabulka10.C2" office:value-type="string">
            <text:p text:style-name="Hlasování">2</text:p>
          </table:table-cell>
        </table:table-row>
      </table:table>
      <text:p text:style-name="Text_20_body">Varianta č. 2 (senát a přátelé) byla schválena.</text:p>
      <text:p text:style-name="Text_20_body"/>
      <text:p text:style-name="Text_20_body">(Vytvoření seznamu "přátel" se ujal M. Pěchouček.)</text:p>
      <text:p text:style-name="Text_20_body"><text:span text:style-name="T5">M. Pěchouček: </text:span>Dal ke zvážení také zřízení komunikačního kanálu s Vědeckou radou.</text:p>
      <text:p text:style-name="Text_20_body"><text:span text:style-name="T5">P. Habala: </text:span>Vznesl dotaz na InfoDek. </text:p>
      <text:p text:style-name="Text_20_body"><text:span text:style-name="T5">P. Boreš: </text:span>Odpověděl, že to bude webová stránka, na kterou budou mít přístup senátoři na heslo. Uvedl, že je to cesta, jak dokumenty dostat k lidem - buď přes někoho, nebo přímo. </text:p>
      <text:p text:style-name="Text_20_body"><text:span text:style-name="T5">M. Půlpitel: </text:span>Upozornil na problémy s přihlašováním.</text:p>
      <text:p text:style-name="Text_20_body"><text:span text:style-name="T5">M. Navara: </text:span>Navrhl InfoDek ignorovat a doporučit to i vedení fakulty.</text:p>
      <text:p text:style-name="Text_20_body"><text:span text:style-name="T5">P. Boreš: </text:span>Uvedl, že z návrhu vyplynulo, že InfoDek přestane být informačním kanálem.</text:p>
      <text:p text:style-name="Text_20_body">Požádal K. Bujačka, aby se ujal role moderátora fóra. Ten přijal. <text:s/></text:p>
      <text:h text:style-name="Heading_20_2" text:outline-level="2">Příprava volby děkana</text:h>
      <text:p text:style-name="P15"><text:span text:style-name="T5">P. Boreš: </text:span>Na základě průběhu minulých voleb děkana shrnul potřebné kroky. Vyslovil se proti nezávazným návrhům kandidátů na webu. </text:p>
      <text:p text:style-name="P16"><text:span text:style-name="T5">P. Habala: </text:span>Informoval, že cílem tohoto kroku byla snaha najít kandidáty - na základě nezávazných návrhů kandidáti zjistili, jakou by měli podporu.</text:p>
      <text:p text:style-name="Text_20_body"><text:span text:style-name="T5">P. Boreš: </text:span>Dal ke zvážení, zda bod spouštět. Varoval před diskusemi, vytvořením nátlakových bloků, komplikujících situaci kolem voleb. </text:p>
      <text:p text:style-name="Text_20_body"><text:span text:style-name="T5">M. Pěchouček: </text:span>Bod by s ohledem na urychlení procesu voleb nespouštěl, nicméně zdůraznil, že diskuse s akademickou obcí o novém děkanovi je klíčová a měla by být podpořena všemi možnými prostředky - navrhl poskytnout fórum. Připomněl, že shodou okolností senát v minulých volbách volil stejně, jako preferovala akademická obec. </text:p>
      <text:p text:style-name="Text_20_body"><text:span text:style-name="T5">P. Habala: </text:span>Uvedl, že v této první anketě lidé pouze nezávazně říkali, koho by chtěli za děkana.</text:p>
      <text:p text:style-name="Text_20_body"><text:span text:style-name="T5">P. Boreš: </text:span>Dal ke zvážení, zda přínos tohoto kroku bude úměrný vynaložené práci. Jako další bod zmínil Vyjádření členů AO k jednotlivým kandidátům. Upozornil, že by se senát při konečném rozhodnutí mohl dostat do rozporu s hlasování AO.</text:p>
      <text:p text:style-name="Text_20_body"><text:span text:style-name="T5">M. Pěchouček: </text:span>Vyjádřil názor, že průzkum měl svůj smysl, že rozproudil diskusi o kandidátech a <text:s/>AO se stala více zainteresovanou a více se identifikovala s vítězem voleb.</text:p>
      <text:p text:style-name="Text_20_body"><text:span text:style-name="T5">P. Boreš: </text:span>Vyjádřil názor, že v okamžiku, kdy budou zveřejněny materiály kandidátů, by mělo posloužit k získání názorů AO na kandidáty diskusní fórum. Zároveň však zdůraznil, že je potřeba, aby senát na závěry z diskuse nějak reagoval – diskuse by měla přispět k formulaci základních otázek na kandidáty. Navrhl upravit vyhlášení voleb děkana oproti minulým volbám tak, že obsahem materiálu kandidátů by měly být také již dosažené výsledky kandidáta, jeho zkušenosti. </text:p>
      <text:p text:style-name="Text_20_body"><text:span text:style-name="T5">M. Pěchouček: </text:span>Navrhl, aby se co nejrychleji sešla komise pro přípravu voleb děkana, kde by se návrh zfinalizoval, na příštím zasedání by se schválil. Vyjádřil názor, že kandidát by ve svém programu měl jasně specifikovat závazky. <text:s text:c="2"/></text:p>
      <text:p text:style-name="Text_20_body"><text:span text:style-name="T5">M. Lev: </text:span>Otázal se na možnost právního dohledu nad dokumentem "Vyhlášení volby děkana. </text:p>
      <text:p text:style-name="Text_20_body"><text:span text:style-name="T5">P. Boreš: </text:span>Vyjádřil předpoklad, že legislativní komise se bude moci obrátit na právníka ČVUT, který by měl posvětit, že je vše právně v pořádku. Vyzval členy senátu k věcné diskusi na fóru. <text:s/>(Postup: Sejde se volební komise, která zpracuje materiál k předložení na příštím zasedání senátu. Na diskusním fóru bude probíhat diskuse k tématu.) </text:p>
      <text:h text:style-name="Heading_20_2" text:outline-level="2">Různé</text:h>
      <text:h text:style-name="Heading_20_3" text:outline-level="3">Žádost děkana o schválení Výroční zprávy za rok 2005</text:h>
      <text:p text:style-name="Text_20_body"><text:span text:style-name="T5">Děkan Starý: </text:span>Uvedl, že bude respektovat jakýkoli názor senátu, rád by však zprávu již zveřejnil. Informoval, že většina připomínek starého senátu byla do zprávy zapracována již v červnu 2006, poté již senát nepřipomínkoval, neschvaloval, poté měl další výtky. Formu zprávy za rok 2005 zdůvodnil tím, že navazuje na zprávy předkládané děkanem Kučerou. Požadavek na existenci stručné zprávy akceptuje, může se dávat ke zveřejnění mimo akademickou obec. Podrobnou zprávu však označil za nezastupitelnou. Informoval, že ve zprávě za rok 2006 chce vedení vycházet z osnovy předepsané MŠMT. Uvedl, že pokud senát odmítne projednat zprávu <text:s/>z důvodu nedodržení lhůt, předloží ji na příští zasedání. </text:p>
      <text:p text:style-name="Text_20_body"><text:span text:style-name="T5">P. Boreš: </text:span>Otázal se, kdy bude předkládána zpráva za rok 2006.</text:p>
      <text:p text:style-name="Text_20_body"><text:span text:style-name="T5">Děkan Starý</text:span><text:span text:style-name="T6">: </text:span>Odpověděl, že zpráva bude předložena v návaznosti na projednání zprávy ČVUT, orientačně do května. Přivítal by, aby představa senátu o zprávě za rok 2006 byla známa vedení.</text:p>
      <text:p text:style-name="Text_20_body"><text:span text:style-name="T5">P. Boreš: </text:span>Poprosil M. Půlpitla, který věc již konzultoval i s členy minulého senátu, aby se věci nadále věnoval. Zároveň vyzval komise, aby pověřily své členy, aby se se zprávou podrobně seznámili, a připravily stanoviska. Sdělil, že senát pravděpodobně nebude požadovat přepracování zprávy, z jednání by však měl vyplynout soubor připomínek, jejichž zapracování bude senát požadovat do zprávy za rok 2006 . <text:s text:c="4"/></text:p>
      <text:p text:style-name="Text_20_body"><text:span text:style-name="T5">M. Navara: </text:span>Vyjádřil názor, že se význam zprávy přeceňuje. Vyzval k tomu, aby se zpráva za rok 2005 již neprojednávala a byla vyvěšena. Zdůraznil odpovědnost senátorů - když se senát vyjadřuje, je třeba se vyjadřovat s plným vědomím toho, co je ve zprávě napsáno. </text:p>
      <text:p text:style-name="Text_20_body"><text:span text:style-name="T5">P. Boreš: </text:span>Souhlasil, že není třeba ztrácet čas se zprávou za rok 2005, je však třeba zjistit, proč byly problémy. </text:p>
      <text:p text:style-name="Text_20_body"><text:span text:style-name="T5">M. Navara: </text:span>Vyjádřil názor, že námitky nebyly nijak zásadního rázu - struktura, text neodpovídá předpisu pro technickou dokumentaci. </text:p>
      <text:p text:style-name="Text_20_body"><text:span text:style-name="T5">P. Habala: </text:span>Souhlasil s tím zprávu za rok 2005 neprojednávat a připomněl, že zpráva již byla projednána - minulý senát ji neschválil. Uvedl, že zpráva nebyla schválena z důvodu dlouholeté nespokojenosti se strukturou zprávy. Upozornil, že zpráva je určitou vizitkou školy. Vyzval k vypracovávání krátké i dlouhé zprávy. </text:p>
      <text:p text:style-name="Text_20_body"><text:span text:style-name="T5">M</text:span>. <text:span text:style-name="T5">Půlpitel</text:span>: Ocitoval usnesení AS FEL z 3. 6. 2005, kterým senát vyzývá vedení FEL ke zveřejnění zpráv ve 2 verzích, stručné a podrobné, a k členění zejména podle dlouhodobého záměru. Vyjádřil názor, že tímto platným usnesením by se měla řídit zpráva za rok 2006.</text:p>
      <text:p text:style-name="Text_20_body"><text:span text:style-name="T5">P. Boreš: </text:span>Vyjádřil názor, že, jestliže existuje nařízení MŠMT, které nařizuje členění zprávy, chtít po vedení jinak členěnou výroční zprávu je nelogické. <text:s/></text:p>
      <text:p text:style-name="Text_20_body"><text:span text:style-name="T5">P. Habala: </text:span>Upozornil, že to, co ministerstvo dostává, není výroční zpráva. </text:p>
      <text:p text:style-name="Text_20_body"><text:span text:style-name="T5">Děkan Starý: </text:span>Uvedl, že ministerstvo dostává výroční zprávu školy.</text:p>
      <text:p text:style-name="Text_20_body"><text:span text:style-name="T5">P. Boreš: </text:span>Shrnul, že výroční zpráva FEL se tedy již nikam neposílá.</text:p>
      <text:p text:style-name="Text_20_body"><text:span text:style-name="T5">J. Kolář: </text:span>Zprávu by neschvaloval, pro další zprávu by trval na dvojí struktuře. </text:p>
      <text:p text:style-name="Text_20_body"><text:span text:style-name="T5">P. Boreš: </text:span>Vyjádřil názor, že jde-li o propagaci fakulty, je možné dát do pořádku web, kde budou informace.</text:p>
      <text:p text:style-name="Text_20_body"><text:span text:style-name="T5">P. Habala: </text:span>Zdůraznil, že výroční zpráva je ze zákona určena pro veřejnost. </text:p>
      <text:p text:style-name="Text_20_body"><text:span text:style-name="T5">M. Půlpitel: </text:span>Uvedl, že obě zprávy by měly být členěny podle dlouhodobého záměru, obě by měly být zveřejněny a mělo by se v nich dát vyznat - zpráva je velmi chaotická.</text:p>
      <text:p text:style-name="Text_20_body"><text:span text:style-name="T5">M. Žáková: <text:s/></text:span>Ze znalosti výroční zprávy FEL VUT Brno vyjádřila názor, že není nemožné skloubit přehlednost a srozumitelnost s faktickými údaji.</text:p>
      <text:p text:style-name="Text_20_body"><text:span text:style-name="T5">M. Navara: </text:span>Opět se vyjádřil, že význam zprávy pro veřejnost se přeceňuje.</text:p>
      <text:p text:style-name="Text_20_body"><text:span text:style-name="T5">M. Pěchouček: </text:span>Oponoval M. Navarovi. Zprávu označil za velmi důležitou pro komunikaci s veřejností. Zdůraznil, že výroční zpráva komunikuje s dlouhodobým záměrem, požadavek na členění podle dlouhodobého záměru je tedy klíčový.</text:p>
      <text:p text:style-name="Text_20_body"><text:span text:style-name="T5">J. Kašpar: </text:span>Označil výroční zprávu za to nejreprezentativnější, co škola má. <text:s/></text:p>
      <text:p text:style-name="Text_20_body"><text:span text:style-name="T5">J. Fuka</text:span>: Otázal se na historii výroční zprávy.</text:p>
      <text:p text:style-name="Text_20_body"><text:span text:style-name="T5">M. Půlpitel</text:span>: Informoval, že 4. 7. 2006 byla zpráva projednána, nebyla však schválena. </text:p>
      <text:h text:style-name="Heading_20_4" text:outline-level="4">Hlasování o usnesení: AS FEL se již nebude zabývat Výroční zprávou za rok 2005.</text:h>
      <table:table table:name="Tabulka11" table:style-name="Tabulka11">
        <table:table-column table:style-name="Tabulka11.A" table:number-columns-repeated="2"/>
        <table:table-column table:style-name="Tabulka11.C"/>
        <table:table-row table:style-name="Tabulka11.1">
          <table:table-cell table:style-name="Tabulka11.A1" office:value-type="string">
            <text:p text:style-name="Hlasování">Pro</text:p>
          </table:table-cell>
          <table:table-cell table:style-name="Tabulka11.A1" office:value-type="string">
            <text:p text:style-name="Hlasování">Proti</text:p>
          </table:table-cell>
          <table:table-cell table:style-name="Tabulka11.C1" office:value-type="string">
            <text:p text:style-name="Hlasování">Zdržel se</text:p>
          </table:table-cell>
        </table:table-row>
        <table:table-row table:style-name="Tabulka11.1">
          <table:table-cell table:style-name="Tabulka11.A2" office:value-type="string">
            <text:p text:style-name="Hlasování">14</text:p>
          </table:table-cell>
          <table:table-cell table:style-name="Tabulka11.A2" office:value-type="string">
            <text:p text:style-name="Hlasování">1</text:p>
          </table:table-cell>
          <table:table-cell table:style-name="Tabulka11.C2" office:value-type="string">
            <text:p text:style-name="Hlasování">6</text:p>
          </table:table-cell>
        </table:table-row>
      </table:table>
      <text:p text:style-name="Text_20_body">Usnesení č. 2/1 bylo přijato.</text:p>
      <text:h text:style-name="Heading_20_3" text:outline-level="3">Zrušení katedry tělesné výchovy</text:h>
      <text:p text:style-name="Text_20_body"><text:span text:style-name="T5">M. Kubinyi: </text:span>Informoval o údajných negativních dopadech vzniku Ústavu TV ČVUT - FEL přináší do celého balíku více peněz, než se pak vrátí zpět. <text:s/></text:p>
      <text:p text:style-name="Text_20_body"><text:span text:style-name="T5">M. Půlpitel: </text:span>Prezentoval informaci od Mgr. Valjenta, podle kterého má vznik Ústavu pozitiva i negativa, z negativ pak to, že studenti FEL si začnou doplácet na TV, bude zrušena posilovna na Karlově nám., neosobní přístup. <text:s/></text:p>
      <text:p text:style-name="Text_20_body"><text:span text:style-name="T5">P. Boreš: </text:span>Požádal vedení FEL o vyjasnění situace.</text:p>
      <text:p text:style-name="Text_20_body"><text:span text:style-name="T5">Děkan Starý: </text:span>Vyjádřil názor, že ekonomický dopad může být důsledkem narovnání vztahů mezi fakultami (předtím doplácely jiné fakulty na FEL). Sdělil, že celkově to však bude pro FEL levnější<text:span text:style-name="T5">. </text:span>Připomněl, že o zřízení ústavu rozhodl AS ČVUT, a uvedl, že, jestli zřízením Ústavu dojde ke z horšení výuky TV, bude tedy legitimní obrátit se na velký senát. </text:p>
      <text:p text:style-name="Text_20_body"><text:span text:style-name="T5">P. Habala: </text:span>Ujasnil, že se vznikem Ústavu TV senát nic nenadělá, je třeba zrušit katedru TV. </text:p>
      <text:p text:style-name="Text_20_body"><text:span text:style-name="T5">M. Kubinyi: </text:span>Otázal se, zda v případě, že by se prosadilo navrácení TV fakultám, bude jednoduché znovu katedru založit. </text:p>
      <text:p text:style-name="Text_20_body"><text:span text:style-name="T5">P. Habala: </text:span>Informoval, že by to bylo možné, neočekává však, že by velký senát změnil rozhodnutí, neboť sloučení TV bylo bodem volebního programu pana rektora. <text:s/></text:p>
      <text:p text:style-name="Text_20_body"><text:span text:style-name="T5">M. Pěchouček: </text:span>Diskusi označil za neinformovanou. Vyzval ke schválení zrušení katedry, v případě, že se senát postaví proti, navrhl pozvat pana rektora k vysvětlení <text:s/>projektu.</text:p>
      <text:p text:style-name="Text_20_body"><text:span text:style-name="T5">Děkan Starý: </text:span>Ujistil, že kdyby došlo k rozpadu Ústavu TV, senát má právo novou katedru kdykoli zřídit (na návrh vedení nebo vlastní iniciativou).</text:p>
      <text:p text:style-name="Text_20_body"><text:span text:style-name="T5">Z. Škvor: </text:span>Informoval, že v minulosti již společný Ústav TV na ČVUT existoval.</text:p>
      <text:p text:style-name="Text_20_body"><text:span text:style-name="T5">P. Habala: </text:span>Upozornil, že senát neobdržel oficiální žádost o zrušení katedry.</text:p>
      <text:p text:style-name="Text_20_body"><text:span text:style-name="T5">Děkan Starý</text:span>: Uvedl, že netrvá na projednání na tomto zasedání, neboť nebyly splněny lhůty.</text:p>
      <text:p text:style-name="Text_20_body"><text:span text:style-name="T5">P</text:span>. <text:span text:style-name="T5">Olšák</text:span>: Doporučil, aby se legislativní komise AS FEL zabývala zrušením katedry, neboť je s tím spojena změna statutu. </text:p>
      <text:p text:style-name="Text_20_body">(V diskusi konstatováno, že senát potřebuje bližší informace k dění na Ústavu TV.)</text:p>
      <text:p text:style-name="Text_20_body"><text:span text:style-name="T5">P. Boreš: </text:span>Poprosil M. Půlpitla, aby získal od Mgr. Valjenta zprávu o dopadech.</text:p>
      <text:p text:style-name="Text_20_body"><text:span text:style-name="T5">Proděkan Ripka: </text:span>Vyjádřil se ve smyslu, že šíření poplašných zpráv může vycházet i z toho, že pracovníkům katedry TV FEL se na Ústavu TV ČVUT pravděpodobně sníží plat. </text:p>
      <text:p text:style-name="Text_20_body"><text:span text:style-name="T5">Proděkan Hazdra: </text:span>Upozornil, že ústav vznikl teprve 1. 1. 2007, a vyjádřil názor, že ke zhodnocení jeho činnosti je potřeba minimálně jeden semestr. </text:p>
      <text:p text:style-name="Text_20_body"><text:span text:style-name="T5">P</text:span>. <text:span text:style-name="T5">Habala</text:span>: Upozornil, že senát nepotřebuje informace o situaci na Ústavu TV k odhlasování zrušení katedry. Navrhl sledovat dění na Ústavu TV jako dlouhodobý úkol senátu.</text:p>
      <text:p text:style-name="Text_20_body"><text:span text:style-name="T5">P</text:span>. <text:span text:style-name="T5">Boreš</text:span>: Považuje za důležité, aby senát při zrušení katedry TV zaujal stanovisko i k problémům Ústavu TV. </text:p>
      <text:h text:style-name="Heading_20_3" text:outline-level="3">Změna doby zasedání</text:h>
      <text:p text:style-name="Text_20_body"><text:span text:style-name="T5">P. Boreš: </text:span>Shrnul výsledky diskuse v konferenci - zasedání zůstane v pátek od 9:00 hodin.</text:p>
      <text:p text:style-name="Text_20_body"><text:span text:style-name="T5">M. Navara: </text:span>Zmínil možnost posunu začátku zasedání na 8:00 hodin, aby se senátoři vyhnuli cestování v dopravní špičce.</text:p>
      <text:p text:style-name="Text_20_body">(V průzkumném hlasování zasedání od 8:00 hodin neprošlo.)</text:p>
      <text:h text:style-name="Heading_20_3" text:outline-level="3">Zápisy</text:h>
      <text:p text:style-name="Text_20_body"><text:span text:style-name="T5">P. Boreš: </text:span>Informoval o podnětu z diskuse ponechat jako zápis ze zasedání pouze zápis stručný.</text:p>
      <text:p text:style-name="Text_20_body"><text:span text:style-name="T5">P. Habala: </text:span>Osvětlil výhody podrobného zápisu.</text:p>
      <text:p text:style-name="Text_20_body"><text:span text:style-name="T5">P. Boreš: </text:span>Konstatoval, že bod zazněl, a je do budoucna ke zvážení. <text:s/></text:p>
      <text:h text:style-name="Heading_20_3" text:outline-level="3">Informování nových senátorů</text:h>
      <text:p text:style-name="Text_20_body"><text:span text:style-name="T5">Z. Škvor: </text:span>Nabídl se, že případným zájemcům podá přehled o financování fakulty. Navrhl termín půl hodiny před příštím zasedáním.</text:p>
      <text:p text:style-name="Text_20_body"><text:span text:style-name="T5">P. Boreš: </text:span>Poděkoval a otázal se, zda budou nějací zájemci. (Ano.)</text:p>
      <text:h text:style-name="Heading_20_3" text:outline-level="3">Výzva k diskusi, problémy školy</text:h>
      <text:p text:style-name="Text_20_body"><text:span text:style-name="T5">P. Boreš</text:span>: Navrhl otevřít v senátním fóru k tomuto tématu jeden odstavec, kde by byla záležitost dále diskutována. Vyjádřil názor, že by bylo dobré mít dokument k dispozici pro diskusi s budoucími kandidáty na děkana.</text:p>
      <text:p text:style-name="Text_20_body"><text:span text:style-name="T5">K</text:span>. <text:span text:style-name="T5">Hoffmann</text:span>: Upozornil, že ze zákona členem senátu není žádný z vedoucích kateder, senát tak nemá pohled na problémy, které musejí vedoucí kateder řešit. Je třeba tyto informace mít. Vyjádřil názor, že by šlo o pozitivní signál směrem k akademické obci, že senát chce řešit reálné problémy.</text:p>
      <text:p text:style-name="Text_20_body"><text:span text:style-name="T5">J. Sláma</text:span>: Navrhl zařadit vedoucí kateder do skupiny "přátelé". <text:s/></text:p>
      <text:p text:style-name="Text_20_body"><text:span text:style-name="T5">P. Habala</text:span>: Domnívá se, že skupina "přátelé" slouží k jinému účelu. Uvedl, že senát by měl k diskusi připravit podmínky a aktivně k ní vyzývat - senát musí problémy nastolit sám a zeptat se lidí, co si o nich myslí. Vyjádřil názor, že je prací KOPRu vymýšlet, jak oslovit akademické pracovníky. <text:s/></text:p>
      <text:p text:style-name="Text_20_body"><text:span text:style-name="T5">K. Hoffmann: </text:span>Navrhl vyzvat Klub profesorů, ať ze svého pohledu řekne, kde vidí problémy.</text:p>
      <text:p text:style-name="Text_20_body"><text:span text:style-name="T5">J. Kolář: </text:span>Upozornil, že vedoucí kateder mají mnoho práce, a nemají již moc času sledovat dění v senátu. Dále uvedl, že by jednání senátu nevázal na stanovisko Klubu profesorů, je třeba se snažit široce aktivizovat všechny pracovníky fakulty, aby se vyjádřili k problémům fakulty.</text:p>
      <text:p text:style-name="Text_20_body"><text:span text:style-name="T5">M. Navara: </text:span>Upozornil, že i profesoři mají mnoho práce, a vyjadřovat se budou až v případě nouze. </text:p>
      <text:p text:style-name="Text_20_body"><text:span text:style-name="T5">P. Habala: </text:span>Zdůraznil, že je třeba se obrátit na všechny a hlavně na ty, kteří nemají žádnou možnost říci svůj názor, tedy řadové zaměstnance. </text:p>
      <text:p text:style-name="Text_20_body"/>
      <text:p text:style-name="Text_20_body"><text:span text:style-name="T5">P. Skalický: </text:span>Vyzdvihl problém častých změn v navazujícím magisterském studiu. Navrhl zařadit bod na příští jednání a přijmout usnesení, které by zakotvilo, že student, který vstoupí do příslušného bloku studia, bude studovat po standardní dobu podle pravidel, která platila v době nástupu do studia.</text:p>
      <text:p text:style-name="Text_20_body"><text:span text:style-name="T5">Proděkan Ripka: </text:span>Uvedl, že o tom bude hovořit na zasedání pedagogické komise. Upozornil, že studenti nemusejí na nová pravidla přejít, jsou však pro ně výhodnější.</text:p>
      <text:p text:style-name="Text_20_body"><text:span text:style-name="T5">Děkan Starý: </text:span>Informoval, že velkým senátem nebyl schválen návrh rozpočtu ČVUT, čímž se příprava rozpočtu FEL prodlužuje. Nicméně sdělil, že v příštím týdnu připraví předběžné návrhy, které by začal projednávat s ekonomickou komisí. Dále přislíbil, že výroční zpráva za rok 2006 bude ve struktuře podle dlouhodobého záměru. V reakci na M. Žákovou uvedl, že podle Brna bude mít minimálně 96 stránek.</text:p>
      <text:p text:style-name="Text_20_body"><text:span text:style-name="T5">P. Boreš: </text:span>Poprosil, aby zpráva byla materiálem, který by školu reprezentoval. </text:p>
      <text:p text:style-name="Text_20_body"><text:span text:style-name="T5">Děkan Starý: </text:span>Zdůraznil, že nebude dělat stručnou zprávu, ale reprezentativní, přičemž přislíbil zapracování připomínek senátorů.</text:p>
      <text:p text:style-name="Text_20_body"><text:span text:style-name="T5">J. Fuka:</text:span> Dal ke zvážení revokaci usnesení senátu ze dne 3. 6. 2005.</text:p>
      <text:p text:style-name="Text_20_body"><text:span text:style-name="T5">Děkan Starý: </text:span>Vyjádřil se ve smyslu, že, pokud senát na stručné zprávě bude trvat, vedení ji připraví.</text:p>
      <text:p text:style-name="Text_20_body"><text:span text:style-name="T5">J. Fuka:</text:span> Za lepší možnost než stručnou zprávu označil existenci průběžně aktualizované informace o fakultě na webu, kde by byly aktuálně řešené problémy a to, co právě probíhá. <text:s text:c="6"/></text:p>
      <text:p text:style-name="Text_20_body"><text:span text:style-name="T5">Děkan Starý: </text:span>Jako proděkan pro vnější vztahy informoval o pracích na zahájení rezervačního systému místností pro akce, přes který by se na web automaticky dostávaly informace o tom, co se na fakultě děje. </text:p>
      <text:h text:style-name="Heading_20_2" text:outline-level="2">Stanovení termínu dalšího zasedání</text:h>
      <text:p text:style-name="Text_20_body">Schůzka komise pro volbu děkana stanovena na 4. 4. 2007 od 13:00 hodin v místnosti č. 517. </text:p>
      <text:p text:style-name="Text_20_body">Jako termín dalšího zasedání AS FEL byl navržen pátek 13. 4. 2007 od 9:00 hodin. </text:p>
      <text:h text:style-name="Heading_20_4" text:outline-level="4">Hlasování o termínu dalšího zasedání:</text:h>
      <table:table table:name="Tabulka12" table:style-name="Tabulka12">
        <table:table-column table:style-name="Tabulka12.A" table:number-columns-repeated="2"/>
        <table:table-column table:style-name="Tabulka12.C"/>
        <table:table-row table:style-name="Tabulka12.1">
          <table:table-cell table:style-name="Tabulka12.A1" office:value-type="string">
            <text:p text:style-name="Hlasování">Pro</text:p>
          </table:table-cell>
          <table:table-cell table:style-name="Tabulka12.A1" office:value-type="string">
            <text:p text:style-name="Hlasování">Proti</text:p>
          </table:table-cell>
          <table:table-cell table:style-name="Tabulka12.C1" office:value-type="string">
            <text:p text:style-name="Hlasování">Zdržel se</text:p>
          </table:table-cell>
        </table:table-row>
        <table:table-row table:style-name="Tabulka12.1">
          <table:table-cell table:style-name="Tabulka12.A2" office:value-type="string">
            <text:p text:style-name="Hlasování">16</text:p>
          </table:table-cell>
          <table:table-cell table:style-name="Tabulka12.A2" office:value-type="string">
            <text:p text:style-name="Hlasování">0</text:p>
          </table:table-cell>
          <table:table-cell table:style-name="Tabulka12.C2" office:value-type="string">
            <text:p text:style-name="Hlasování">5</text:p>
          </table:table-cell>
        </table:table-row>
      </table:table>
      <text:p text:style-name="Text_20_body">Termín dalšího zasedání byl schválen. </text:p>
      <text:h text:style-name="P17" text:outline-level="2">Seznam usnesení:</text:h>
      <text:p text:style-name="Text_20_body">Usnesení č. 2/1: <text:span text:style-name="T7">AS FEL se již nebude zabývat Výroční zprávou za rok 2005.</text:span></text:p>
      <text:p text:style-name="P18">V Praze dne 8. 4. 2007</text:p>
      <table:table table:name="Tabulka13" table:style-name="Tabulka13">
        <table:table-column table:style-name="Tabulka13.A"/>
        <table:table-column table:style-name="Tabulka13.B"/>
        <table:table-column table:style-name="Tabulka13.C"/>
        <table:table-row>
          <table:table-cell table:style-name="Tabulka13.A1" office:value-type="string">
            <text:p text:style-name="P19">V. Kříha</text:p>
          </table:table-cell>
          <table:table-cell table:style-name="Tabulka13.A1" office:value-type="string">
            <text:p text:style-name="P20">Petr Boreš</text:p>
          </table:table-cell>
          <table:table-cell table:style-name="Tabulka13.A1" office:value-type="string">
            <text:p text:style-name="P20">Radomír Černoch</text:p>
          </table:table-cell>
        </table:table-row>
        <table:table-row>
          <table:table-cell table:style-name="Tabulka13.A1" office:value-type="string">
            <text:p text:style-name="P21">předseda AS FEL</text:p>
          </table:table-cell>
          <table:table-cell table:style-name="Tabulka13.A1" office:value-type="string">
            <text:p text:style-name="P22">předsedající AS FEL</text:p>
          </table:table-cell>
          <table:table-cell table:style-name="Tabulka13.A1" office:value-type="string">
            <text:p text:style-name="P22">tajemník AS FEL</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style:font-face style:name="Tahoma" svg:font-family="Tahoma" style:font-family-generic="swiss"/>
    <style:font-face style:name="Thorndale AMT1" svg:font-family="'Thorndale AMT'" style:font-family-generic="roman" style:font-pitch="variable"/>
    <style:font-face style:name="Thorndale AMT" svg:font-family="'Thorndale AMT'" style:font-adornments="Tučné"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Arial" style:font-family-generic="swiss" style:font-pitch="variable"/>
    <style:font-face style:name="Arial1" svg:font-family="Arial" style:font-family-generic="swiss" style:font-pitch="variable"/>
    <style:font-face style:name="Tahoma3" svg:font-family="Tahoma" style:font-family-generic="swiss" style:font-pitch="variable"/>
    <style:font-face style:name="Arial"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cs" style:country-complex="CZ"/>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ideograph-alpha"/>
      <style:text-properties style:use-window-font-color="true" style:font-name="Times New Roman" fo:font-size="12pt" fo:language="cs" fo:country="CZ" style:font-name-asian="Times New Roman" style:language-asian="cs" style:country-asian="CZ" style:font-name-complex="Times New Roman"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4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ext_20_body" style:next-style-name="Text_20_body" style:class="text" style:master-page-name="" style:default-outline-level="4">
      <style:paragraph-properties fo:margin-top="0.199cm" fo:margin-bottom="0.21cm" fo:keep-with-next="always"/>
      <style:text-properties style:font-name="Thorndale AMT"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lbany AMT1" fo:font-size="14pt" style:font-name-asian="Arial1" style:font-name-complex="Tahoma3" style:font-size-complex="14pt"/>
    </style:style>
    <style:style style:name="caption" style:family="paragraph" style:parent-style-name="Standard">
      <style:paragraph-properties fo:margin-top="0.212cm" fo:margin-bottom="0.212cm"/>
      <style:text-properties fo:font-style="italic" style:font-name-complex="Tahoma" style:font-style-complex="italic"/>
    </style:style>
    <style:style style:name="Index_20__28_user_29_" style:display-name="Index (user)" style:family="paragraph" style:parent-style-name="Standard">
      <style:text-properties style:font-name-complex="Tahoma"/>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WW-footer" style:family="paragraph" style:parent-style-name="Standard">
      <style:paragraph-properties>
        <style:tab-stops>
          <style:tab-stop style:position="8.296cm" style:type="center"/>
          <style:tab-stop style:position="16.591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Hlasování" style:family="paragraph" style:parent-style-name="Standard" style:next-style-name="Standard" style:master-page-name="">
      <style:paragraph-properties fo:margin-left="0.101cm" fo:margin-right="0.101cm" fo:margin-top="0.03cm" fo:margin-bottom="0.03cm" fo:text-align="center" style:justify-single-word="false" fo:text-indent="0cm" style:auto-text-indent="false">
        <style:tab-stops>
          <style:tab-stop style:position="2.499cm"/>
          <style:tab-stop style:position="5.001cm"/>
        </style:tab-stops>
      </style:paragraph-properties>
    </style:style>
    <style:style style:name="Tema_20_hlasování" style:display-name="Tema hlasování" style:family="paragraph" style:parent-style-name="Standard" style:next-style-name="Hlasování">
      <style:paragraph-properties fo:margin-top="0.3cm" fo:margin-bottom="0.101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text-properties style:use-window-font-color="true" style:font-name="Times New Roman" fo:font-size="12pt" fo:language="cs" fo:country="CZ" style:font-name-asian="Times New Roman" style:language-asian="cs" style:country-asian="CZ" style:font-name-complex="Times New Roman" style:font-size-complex="12pt"/>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master-page style:name="First_20_Page" style:display-name="First Pag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15T21:01:01</meta:creation-date>
    <dc:date>2007-04-17T18:13:17</dc:date>
    <dc:language>cs-CZ</dc:language>
    <meta:editing-cycles>25</meta:editing-cycles>
    <meta:editing-duration>PT27M27S</meta:editing-duration>
    <meta:user-defined meta:name="Info 1"/>
    <meta:user-defined meta:name="Info 2"/>
    <meta:user-defined meta:name="Info 3"/>
    <meta:user-defined meta:name="Info 4"/>
    <meta:document-statistic meta:table-count="13" meta:image-count="0" meta:object-count="0" meta:page-count="10" meta:paragraph-count="268" meta:word-count="3273" meta:character-count="20945"/>
  </office:meta>
</office:document-meta>
</file>